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5DE9F6E5.png" manifest:media-type="image/png"/>
  <manifest:file-entry manifest:full-path="Pictures/100000000000040000000046ABFF8121.png" manifest:media-type="image/png"/>
  <manifest:file-entry manifest:full-path="Pictures/1000000000000E58000000FD2F676840.jpg" manifest:media-type="image/jpeg"/>
  <manifest:file-entry manifest:full-path="Pictures/100002010000040000000046261B6ABA.png" manifest:media-type="image/png"/>
  <manifest:file-entry manifest:full-path="Pictures/100002010000047D0000004C78C5FA55.png" manifest:media-type="image/png"/>
  <manifest:file-entry manifest:full-path="Pictures/10000000000006400000042B128DDC4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2" svg:font-family="'Courier New'" style:font-family-generic="modern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Mangal" svg:font-family="Mangal" style:font-pitch="variable"/>
    <style:font-face style:name="Arial4" svg:font-family="Arial" style:font-family-generic="roman" style:font-pitch="variable"/>
    <style:font-face style:name="ArialUnicodeMS" svg:font-family="ArialUnicodeMS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>
      <style:table-properties style:width="16.997cm" table:align="margins"/>
    </style:style>
    <style:style style:name="Tabelle2.A" style:family="table-column">
      <style:table-column-properties style:column-width="1.111cm" style:rel-column-width="630*"/>
    </style:style>
    <style:style style:name="Tabelle2.B" style:family="table-column">
      <style:table-column-properties style:column-width="9.003cm" style:rel-column-width="5104*"/>
    </style:style>
    <style:style style:name="Tabelle2.C" style:family="table-column">
      <style:table-column-properties style:column-width="6.883cm" style:rel-column-width="3902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ITG_5f_Titel">
      <style:text-properties fo:color="#000000" officeooo:rsid="00a9679e" officeooo:paragraph-rsid="00a9679e"/>
    </style:style>
    <style:style style:name="P2" style:family="paragraph" style:parent-style-name="Header">
      <style:paragraph-properties fo:margin-left="0.101cm" fo:margin-right="0cm" fo:margin-top="0cm" fo:margin-bottom="0cm" loext:contextual-spacing="false" fo:text-indent="0.101cm" style:auto-text-indent="false" style:shadow="none">
        <style:tab-stops>
          <style:tab-stop style:position="0.503cm" style:type="center"/>
          <style:tab-stop style:position="10.98cm"/>
          <style:tab-stop style:position="16.999cm" style:type="right"/>
        </style:tab-stops>
      </style:paragraph-properties>
      <style:text-properties style:font-name="Tahoma" fo:font-size="2pt" fo:font-weight="normal" style:font-size-asian="2pt" style:font-weight-asian="normal" style:font-size-complex="2pt" style:font-weight-complex="normal"/>
    </style:style>
    <style:style style:name="P3" style:family="paragraph" style:parent-style-name="Footer">
      <loext:graphic-properties draw:fill="solid" draw:fill-color="#e6e6e6" draw:opacity="100%"/>
      <style:paragraph-properties fo:background-color="#e6e6e6" fo:padding="0.101cm" fo:border="0.06pt solid #000000" style:shadow="none">
        <style:tab-stops>
          <style:tab-stop style:position="1.799cm"/>
          <style:tab-stop style:position="8.493cm" style:type="center"/>
          <style:tab-stop style:position="17cm" style:type="right"/>
        </style:tab-stops>
      </style:paragraph-properties>
      <style:text-properties officeooo:paragraph-rsid="00f575ed"/>
    </style:style>
    <style:style style:name="P4" style:family="paragraph" style:parent-style-name="ITG_5f_Überschrift">
      <style:paragraph-properties fo:break-before="page"/>
      <style:text-properties officeooo:rsid="00b1a461" officeooo:paragraph-rsid="00ae47cd"/>
    </style:style>
    <style:style style:name="P5" style:family="paragraph" style:parent-style-name="ITG_5f_Standard">
      <style:paragraph-properties fo:margin-left="0.101cm" fo:margin-right="0.101cm" fo:text-indent="0cm" style:auto-text-indent="false"/>
      <style:text-properties fo:font-size="11pt" fo:font-style="normal" style:text-underline-style="none" officeooo:rsid="01504517" officeooo:paragraph-rsid="01504517" style:font-size-asian="11pt" style:font-style-asian="normal" style:font-size-complex="11pt" style:font-style-complex="normal"/>
    </style:style>
    <style:style style:name="P6" style:family="paragraph" style:parent-style-name="ZPG_5f_Tabelle">
      <style:paragraph-properties fo:margin-left="0.101cm" fo:margin-right="0.101cm" fo:text-indent="0cm" style:auto-text-indent="false"/>
      <style:text-properties fo:font-size="11pt" style:font-size-asian="11pt" style:font-size-complex="11pt"/>
    </style:style>
    <style:style style:name="P7" style:family="paragraph" style:parent-style-name="ZPG_5f_Tabelle">
      <style:paragraph-properties fo:margin-left="0.101cm" fo:margin-right="0.101cm" fo:text-indent="0cm" style:auto-text-indent="false"/>
      <style:text-properties fo:font-size="11pt" officeooo:rsid="0061ef90" officeooo:paragraph-rsid="0061ef90" style:font-size-asian="11pt" style:font-size-complex="11pt"/>
    </style:style>
    <style:style style:name="P8" style:family="paragraph" style:parent-style-name="ZPG_5f_Tabelle">
      <style:paragraph-properties fo:margin-left="0.101cm" fo:margin-right="0.101cm" fo:text-indent="0cm" style:auto-text-indent="false"/>
      <style:text-properties fo:font-size="11pt" officeooo:rsid="00656e5f" officeooo:paragraph-rsid="00656e5f" style:font-size-asian="11pt" style:font-size-complex="11pt"/>
    </style:style>
    <style:style style:name="P9" style:family="paragraph" style:parent-style-name="ZPG_5f_Tabelle">
      <style:paragraph-properties fo:margin-left="0.101cm" fo:margin-right="0.101cm" fo:text-indent="0cm" style:auto-text-indent="false"/>
      <style:text-properties fo:font-size="11pt" officeooo:rsid="008e49e0" officeooo:paragraph-rsid="008e49e0" style:font-size-asian="11pt" style:font-size-complex="11pt"/>
    </style:style>
    <style:style style:name="P10" style:family="paragraph" style:parent-style-name="ZPG_5f_Tabelle">
      <style:paragraph-properties fo:margin-left="0.101cm" fo:margin-right="0.101cm" fo:text-indent="0cm" style:auto-text-indent="false"/>
      <style:text-properties fo:font-size="11pt" officeooo:rsid="01420e9d" officeooo:paragraph-rsid="01420e9d" style:font-size-asian="11pt" style:font-size-complex="11pt"/>
    </style:style>
    <style:style style:name="P11" style:family="paragraph" style:parent-style-name="ZPG_5f_Tabelle">
      <style:paragraph-properties fo:margin-left="0.101cm" fo:margin-right="0.101cm" fo:text-indent="0cm" style:auto-text-indent="false"/>
      <style:text-properties fo:font-size="11pt" officeooo:paragraph-rsid="01420e9d" style:font-size-asian="11pt" style:font-size-complex="11pt"/>
    </style:style>
    <style:style style:name="P12" style:family="paragraph" style:parent-style-name="ZPG_5f_Tabelle">
      <style:paragraph-properties fo:margin-left="0.101cm" fo:margin-right="0.101cm" fo:text-indent="0cm" style:auto-text-indent="false"/>
      <style:text-properties fo:font-size="11pt" fo:font-style="normal" style:text-underline-style="none" officeooo:rsid="01420e9d" officeooo:paragraph-rsid="01420e9d" style:font-size-asian="11pt" style:font-style-asian="normal" style:font-size-complex="11pt" style:font-style-complex="normal"/>
    </style:style>
    <style:style style:name="P13" style:family="paragraph" style:parent-style-name="ZPG_5f_Tabelle">
      <style:paragraph-properties fo:margin-left="0.101cm" fo:margin-right="0.101cm" fo:text-indent="0cm" style:auto-text-indent="false"/>
      <style:text-properties fo:font-size="11pt" fo:font-style="normal" officeooo:rsid="01504517" officeooo:paragraph-rsid="01504517" style:font-size-asian="11pt" style:font-style-asian="normal" style:font-size-complex="11pt" style:font-style-complex="normal"/>
    </style:style>
    <style:style style:name="P14" style:family="paragraph" style:parent-style-name="ZPG_5f_Tabelle">
      <style:paragraph-properties fo:margin-left="0.101cm" fo:margin-right="0.101cm" fo:text-indent="0cm" style:auto-text-indent="false"/>
      <style:text-properties fo:font-size="11pt" fo:font-style="italic" officeooo:rsid="01504517" officeooo:paragraph-rsid="01504517" style:font-size-asian="11pt" style:font-style-asian="italic" style:font-size-complex="11pt" style:font-style-complex="italic"/>
    </style:style>
    <style:style style:name="P15" style:family="paragraph" style:parent-style-name="ZPG_5f_Tabelle">
      <style:paragraph-properties fo:margin-left="0.101cm" fo:margin-right="0.101cm" fo:text-indent="0cm" style:auto-text-indent="false"/>
      <style:text-properties fo:font-size="11pt" fo:font-style="italic" style:text-underline-style="none" officeooo:rsid="01504517" officeooo:paragraph-rsid="01504517" style:font-size-asian="11pt" style:font-style-asian="italic" style:font-size-complex="11pt" style:font-style-complex="italic"/>
    </style:style>
    <style:style style:name="P16" style:family="paragraph" style:parent-style-name="ZPG_5f_Standard">
      <style:paragraph-properties fo:margin-left="0.101cm" fo:margin-right="0.101cm" fo:text-align="justify" style:justify-single-word="false" fo:text-indent="0cm" style:auto-text-indent="false"/>
      <style:text-properties fo:color="#000000" style:font-name="Arial" fo:font-size="11pt" fo:font-style="normal" style:text-underline-style="none" fo:font-weight="normal" officeooo:rsid="01239de2" officeooo:paragraph-rsid="0152a1c8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ITG_5f_Standard">
      <style:text-properties officeooo:rsid="00b1a461" officeooo:paragraph-rsid="00ae47cd"/>
    </style:style>
    <style:style style:name="P18" style:family="paragraph" style:parent-style-name="ZPG_5f_Tabelle">
      <style:paragraph-properties fo:margin-left="0cm" fo:margin-right="0.101cm" fo:text-indent="0cm" style:auto-text-indent="false"/>
      <style:text-properties fo:font-size="11pt" style:font-size-asian="11pt" style:font-size-complex="11pt"/>
    </style:style>
    <style:style style:name="P19" style:family="paragraph" style:parent-style-name="ZPG_5f_Standard">
      <style:paragraph-properties fo:margin-left="0cm" fo:margin-right="0.199cm" fo:text-indent="0cm" style:auto-text-indent="false"/>
      <style:text-properties fo:font-variant="normal" fo:text-transform="none" fo:color="#000000" style:font-name="Arial" fo:letter-spacing="0.007cm" fo:font-style="normal" fo:text-shadow="none" style:text-underline-style="none" fo:font-weight="normal" officeooo:rsid="00821260" officeooo:paragraph-rsid="013f5a7a" fo:background-color="transparent" style:font-style-asian="normal" style:font-weight-asian="normal" style:font-style-complex="normal" style:font-weight-complex="normal"/>
    </style:style>
    <style:style style:name="P20" style:family="paragraph" style:parent-style-name="Footnote">
      <style:text-properties officeooo:rsid="015436fa" officeooo:paragraph-rsid="015436fa"/>
    </style:style>
    <style:style style:name="P21" style:family="paragraph" style:parent-style-name="Footnote">
      <loext:graphic-properties draw:fill="none"/>
      <style:paragraph-properties fo:margin-left="0.499cm" fo:margin-right="0.4cm" fo:text-indent="-0.3cm" style:auto-text-indent="false" fo:background-color="transparent" text:number-lines="false" text:line-number="0">
        <style:tab-stops/>
      </style:paragraph-properties>
      <style:text-properties style:font-name="Arial" fo:font-size="10pt" officeooo:paragraph-rsid="015436fa" style:font-size-asian="10pt" style:font-size-complex="10pt"/>
    </style:style>
    <style:style style:name="P22" style:family="paragraph" style:parent-style-name="ITG_5f_Standard">
      <style:paragraph-properties fo:margin-left="0.101cm" fo:margin-right="0.101cm" fo:text-align="start" style:justify-single-word="false" fo:text-indent="0cm" style:auto-text-indent="false"/>
      <style:text-properties style:font-name="Arial" fo:font-size="11pt" fo:font-style="normal" style:text-underline-style="none" officeooo:rsid="0060f14d" officeooo:paragraph-rsid="008e49e0" style:font-size-asian="11pt" style:font-style-asian="normal" style:font-size-complex="11pt" style:font-style-complex="normal"/>
    </style:style>
    <style:style style:name="P23" style:family="paragraph" style:parent-style-name="Standard" style:master-page-name="">
      <loext:graphic-properties draw:fill="none"/>
      <style:paragraph-properties fo:margin-left="0.499cm" fo:margin-right="0.4cm" fo:text-indent="-0.3cm" style:auto-text-indent="false" style:page-number="auto" fo:background-color="transparent" text:number-lines="false" text:line-number="0">
        <style:tab-stops/>
      </style:paragraph-properties>
      <style:text-properties fo:color="#000000" style:font-name="Arial" fo:font-size="10pt" fo:font-style="italic" officeooo:rsid="01334131" officeooo:paragraph-rsid="015436fa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style:font-name="Arial" fo:font-size="11pt" officeooo:paragraph-rsid="0157ddbe" style:font-size-asian="11pt" style:font-size-complex="11pt"/>
    </style:style>
    <style:style style:name="P25" style:family="paragraph" style:parent-style-name="Standard">
      <style:paragraph-properties fo:margin-left="0.101cm" fo:margin-right="0.101cm" fo:text-align="start" style:justify-single-word="false" fo:text-indent="0cm" style:auto-text-indent="false"/>
      <style:text-properties style:font-name="Arial" fo:font-size="11pt" officeooo:paragraph-rsid="01420e9d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7" style:family="paragraph" style:parent-style-name="Footnote">
      <style:text-properties officeooo:paragraph-rsid="015436fa"/>
    </style:style>
    <style:style style:name="P28" style:family="paragraph" style:parent-style-name="ZPG_5f_Tabelle">
      <style:paragraph-properties fo:margin-left="0.101cm" fo:margin-right="0.101cm" fo:text-indent="0cm" style:auto-text-indent="false"/>
      <style:text-properties fo:font-size="11pt" style:font-size-asian="11pt" style:font-size-complex="11pt"/>
    </style:style>
    <style:style style:name="P29" style:family="paragraph" style:parent-style-name="ZPG_5f_Tabelle">
      <style:paragraph-properties fo:margin-left="0.101cm" fo:margin-right="0.101cm" fo:text-align="start" style:justify-single-word="false" fo:text-indent="0cm" style:auto-text-indent="false"/>
      <style:text-properties fo:font-size="11pt" officeooo:paragraph-rsid="008e49e0" style:font-size-asian="11pt" style:font-size-complex="11pt"/>
    </style:style>
    <style:style style:name="P30" style:family="paragraph" style:parent-style-name="ZPG_5f_Tabelle">
      <style:paragraph-properties fo:margin-left="0.101cm" fo:margin-right="0.101cm" fo:text-align="start" style:justify-single-word="false" fo:text-indent="0cm" style:auto-text-indent="false"/>
      <style:text-properties fo:font-size="11pt" officeooo:rsid="0157ddbe" officeooo:paragraph-rsid="0157ddbe" style:font-size-asian="11pt" style:font-size-complex="11pt"/>
    </style:style>
    <style:style style:name="P31" style:family="paragraph" style:parent-style-name="ZPG_5f_Tabelle">
      <style:paragraph-properties fo:margin-left="0.101cm" fo:margin-right="0.101cm" fo:text-indent="0cm" style:auto-text-indent="false"/>
      <style:text-properties fo:font-size="11pt" officeooo:rsid="00644256" officeooo:paragraph-rsid="00644256" style:font-size-asian="11pt" style:font-size-complex="11pt"/>
    </style:style>
    <style:style style:name="P32" style:family="paragraph" style:parent-style-name="ZPG_5f_Tabelle">
      <style:paragraph-properties fo:margin-left="0.101cm" fo:margin-right="0.101cm" fo:text-indent="0cm" style:auto-text-indent="false"/>
      <style:text-properties fo:font-size="11pt" officeooo:rsid="01504517" officeooo:paragraph-rsid="01504517" style:font-size-asian="11pt" style:font-size-complex="11pt"/>
    </style:style>
    <style:style style:name="P33" style:family="paragraph" style:parent-style-name="ZPG_5f_Tabelle">
      <style:paragraph-properties fo:margin-left="0.101cm" fo:margin-right="0.101cm" fo:text-indent="0cm" style:auto-text-indent="false"/>
      <style:text-properties fo:font-size="11pt" officeooo:rsid="01420e9d" officeooo:paragraph-rsid="01420e9d" style:font-size-asian="11pt" style:font-size-complex="11pt"/>
    </style:style>
    <style:style style:name="P34" style:family="paragraph" style:parent-style-name="ZPG_5f_Tabelle">
      <style:paragraph-properties fo:margin-left="0.101cm" fo:margin-right="0.101cm" fo:text-indent="0cm" style:auto-text-indent="false"/>
      <style:text-properties fo:font-size="11pt" fo:font-style="italic" officeooo:rsid="01504517" style:font-size-asian="11pt" style:font-style-asian="italic" style:font-size-complex="11pt" style:font-style-complex="italic"/>
    </style:style>
    <style:style style:name="P35" style:family="paragraph" style:parent-style-name="ZPG_5f_Tabelle">
      <style:paragraph-properties fo:margin-left="0.101cm" fo:margin-right="0.101cm" fo:text-indent="0cm" style:auto-text-indent="false"/>
      <style:text-properties fo:font-size="11pt" fo:font-style="italic" officeooo:rsid="01504517" officeooo:paragraph-rsid="01504517" style:font-size-asian="11pt" style:font-style-asian="italic" style:font-size-complex="11pt" style:font-style-complex="italic"/>
    </style:style>
    <style:style style:name="P36" style:family="paragraph" style:parent-style-name="ZPG_5f_Tabelle">
      <style:paragraph-properties fo:margin-left="0.101cm" fo:margin-right="0.101cm" fo:text-align="start" style:justify-single-word="false" fo:text-indent="0cm" style:auto-text-indent="false"/>
      <style:text-properties style:font-name="Arial" fo:font-size="11pt" officeooo:rsid="0157ddbe" officeooo:paragraph-rsid="0157ddbe" style:font-size-asian="11pt" style:font-size-complex="11pt"/>
    </style:style>
    <style:style style:name="P37" style:family="paragraph" style:parent-style-name="ZPG_5f_Tabelle">
      <style:paragraph-properties fo:margin-left="0.101cm" fo:margin-right="0.101cm" fo:text-align="start" style:justify-single-word="false" fo:text-indent="0cm" style:auto-text-indent="false"/>
      <style:text-properties style:font-name="Arial" fo:font-size="11pt" officeooo:paragraph-rsid="008e49e0" style:font-size-asian="11pt" style:font-size-complex="11pt"/>
    </style:style>
    <style:style style:name="P38" style:family="paragraph" style:parent-style-name="ZPG_5f_Tabelle">
      <style:paragraph-properties fo:margin-left="0.101cm" fo:margin-right="0.101cm" fo:text-align="start" style:justify-single-word="false" fo:text-indent="0cm" style:auto-text-indent="false"/>
      <style:text-properties style:font-name="Arial" fo:font-size="11pt" officeooo:paragraph-rsid="01420e9d" style:font-size-asian="11pt" style:font-size-complex="11pt"/>
    </style:style>
    <style:style style:name="P39" style:family="paragraph" style:parent-style-name="ZPG_5f_Tabelle">
      <style:paragraph-properties fo:margin-left="0.101cm" fo:margin-right="0.101cm" fo:text-align="start" style:justify-single-word="false" fo:text-indent="0cm" style:auto-text-indent="false"/>
      <style:text-properties style:font-name="Arial" fo:font-size="11pt" officeooo:paragraph-rsid="0157ddbe" style:font-size-asian="11pt" style:font-size-complex="11pt"/>
    </style:style>
    <style:style style:name="P40" style:family="paragraph" style:parent-style-name="ZPG_5f_Tabelle">
      <style:paragraph-properties fo:margin-left="0.101cm" fo:margin-right="0.101cm" fo:text-align="start" style:justify-single-word="false" fo:text-indent="0cm" style:auto-text-indent="false"/>
      <style:text-properties style:font-name="Arial" fo:font-size="11pt" officeooo:paragraph-rsid="0159a935" style:font-size-asian="11pt" style:font-size-complex="11pt"/>
    </style:style>
    <style:style style:name="P41" style:family="paragraph" style:parent-style-name="ZPG_5f_Tabelle">
      <style:paragraph-properties fo:margin-left="0.101cm" fo:margin-right="0.101cm" fo:text-align="start" style:justify-single-word="false" fo:text-indent="0cm" style:auto-text-indent="false"/>
      <style:text-properties style:font-name="Arial" fo:font-size="11pt" officeooo:rsid="015515e2" officeooo:paragraph-rsid="015515e2" style:font-size-asian="11pt" style:font-size-complex="11pt"/>
    </style:style>
    <style:style style:name="P42" style:family="paragraph" style:parent-style-name="ZPG_5f_Tabelle">
      <style:paragraph-properties fo:margin-left="0.101cm" fo:margin-right="0.101cm" fo:text-align="start" style:justify-single-word="false" fo:text-indent="0cm" style:auto-text-indent="false"/>
      <style:text-properties style:font-name="Arial" fo:font-size="11pt" officeooo:rsid="0061ef90" officeooo:paragraph-rsid="0061ef90" style:font-size-asian="11pt" style:font-size-complex="11pt"/>
    </style:style>
    <style:style style:name="P43" style:family="paragraph" style:parent-style-name="ZPG_5f_Tabelle">
      <style:paragraph-properties fo:margin-left="0.101cm" fo:margin-right="0.101cm" fo:text-align="start" style:justify-single-word="false" fo:text-indent="0cm" style:auto-text-indent="false"/>
      <style:text-properties style:font-name="Arial" fo:font-size="11pt" fo:font-style="normal" style:text-underline-style="none" officeooo:rsid="0061ef90" officeooo:paragraph-rsid="014e8c9f" style:font-size-asian="11pt" style:font-style-asian="normal" style:font-size-complex="11pt" style:font-style-complex="normal"/>
    </style:style>
    <style:style style:name="P44" style:family="paragraph" style:parent-style-name="ZPG_5f_Tabelle">
      <style:paragraph-properties fo:margin-left="0.101cm" fo:margin-right="0.101cm" fo:margin-top="0.3cm" fo:margin-bottom="0.101cm" loext:contextual-spacing="false" fo:text-align="start" style:justify-single-word="false" fo:text-indent="0cm" style:auto-text-indent="false"/>
      <style:text-properties style:font-name="Arial" fo:font-size="11pt" officeooo:rsid="0157ddbe" officeooo:paragraph-rsid="0157ddbe" style:font-size-asian="11pt" style:font-size-complex="11pt"/>
    </style:style>
    <style:style style:name="P45" style:family="paragraph" style:parent-style-name="ZPG_5f_Tabelle">
      <style:paragraph-properties fo:margin-left="0.101cm" fo:margin-right="0.101cm" fo:margin-top="0.3cm" fo:margin-bottom="0.101cm" loext:contextual-spacing="false" fo:text-align="start" style:justify-single-word="false" fo:text-indent="0cm" style:auto-text-indent="false"/>
      <style:text-properties style:font-name="Arial" fo:font-size="11pt" officeooo:rsid="0157ddbe" officeooo:paragraph-rsid="0159a935" style:font-size-asian="11pt" style:font-size-complex="11pt"/>
    </style:style>
    <style:style style:name="P46" style:family="paragraph" style:parent-style-name="ZPG_5f_Tabelle">
      <style:paragraph-properties fo:margin-left="0.101cm" fo:margin-right="0.101cm" fo:margin-top="0.3cm" fo:margin-bottom="0.101cm" loext:contextual-spacing="false" fo:text-align="start" style:justify-single-word="false" fo:text-indent="0cm" style:auto-text-indent="false"/>
      <style:text-properties style:font-name="Arial" fo:font-size="11pt" officeooo:paragraph-rsid="0159a935" style:font-size-asian="11pt" style:font-size-complex="11pt"/>
    </style:style>
    <style:style style:name="P47" style:family="paragraph" style:parent-style-name="ZPG_5f_Tabelle">
      <style:paragraph-properties fo:margin-left="0.101cm" fo:margin-right="0.101cm" fo:margin-top="0.3cm" fo:margin-bottom="0.101cm" loext:contextual-spacing="false" fo:text-align="start" style:justify-single-word="false" fo:text-indent="0cm" style:auto-text-indent="false"/>
      <style:text-properties style:font-name="Arial" fo:font-size="11pt" fo:font-style="normal" style:text-underline-style="none" officeooo:rsid="0157ddbe" officeooo:paragraph-rsid="0159a935" style:font-size-asian="11pt" style:font-style-asian="normal" style:font-size-complex="11pt" style:font-style-complex="normal"/>
    </style:style>
    <style:style style:name="P48" style:family="paragraph" style:parent-style-name="ZPG_5f_Tabelle">
      <style:paragraph-properties fo:margin-left="0.101cm" fo:margin-right="0.101cm" fo:margin-top="0.101cm" fo:margin-bottom="0.101cm" loext:contextual-spacing="false" fo:text-align="start" style:justify-single-word="false" fo:text-indent="0cm" style:auto-text-indent="false"/>
      <style:text-properties style:font-name="Arial" fo:font-size="11pt" officeooo:paragraph-rsid="0159a935" style:font-size-asian="11pt" style:font-size-complex="11pt"/>
    </style:style>
    <style:style style:name="P4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text-scale="95%" style:font-relief="none"/>
    </style:style>
    <style:style style:name="P5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4c4c4c" style:font-name="Arial" fo:font-size="9pt" style:font-size-asian="9pt" style:font-size-complex="9pt"/>
    </style:style>
    <style:style style:name="T2" style:family="text">
      <style:text-properties fo:color="#4c4c4c" style:font-name="Arial" fo:font-size="9pt" officeooo:rsid="01406fd3" style:font-size-asian="9pt" style:font-size-complex="9pt"/>
    </style:style>
    <style:style style:name="T3" style:family="text">
      <style:text-properties fo:color="#4c4c4c" style:font-name="Arial" fo:font-size="9pt" officeooo:rsid="00f575ed" style:font-size-asian="9pt" style:font-size-complex="9pt"/>
    </style:style>
    <style:style style:name="T4" style:family="text">
      <style:text-properties fo:color="#4c4c4c" style:font-name="Arial" fo:font-size="9pt" officeooo:rsid="01363582" style:font-size-asian="9pt" style:font-size-complex="9pt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officeooo:rsid="0106b697"/>
    </style:style>
    <style:style style:name="T7" style:family="text">
      <style:text-properties officeooo:rsid="013e6b45"/>
    </style:style>
    <style:style style:name="T8" style:family="text">
      <style:text-properties officeooo:rsid="008e49e0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60f14d" style:font-style-asian="normal" style:font-style-complex="normal"/>
    </style:style>
    <style:style style:name="T11" style:family="text">
      <style:text-properties fo:font-style="normal" style:text-underline-style="none" officeooo:rsid="008e49e0" style:font-style-asian="normal" style:font-style-complex="normal"/>
    </style:style>
    <style:style style:name="T12" style:family="text">
      <style:text-properties fo:font-style="normal" style:text-underline-style="none" officeooo:rsid="01515513" style:font-style-asian="normal" style:font-style-complex="normal"/>
    </style:style>
    <style:style style:name="T13" style:family="text">
      <style:text-properties fo:font-style="normal" style:text-underline-style="none" officeooo:rsid="0159a935" style:font-style-asian="normal" style:font-style-complex="normal"/>
    </style:style>
    <style:style style:name="T14" style:family="text">
      <style:text-properties fo:font-style="normal" style:text-underline-style="none" officeooo:rsid="0157ddbe" style:font-style-asian="normal" style:font-style-complex="normal"/>
    </style:style>
    <style:style style:name="T15" style:family="text">
      <style:text-properties fo:font-style="normal" style:text-underline-style="none" fo:font-weight="bold" officeooo:rsid="0060f14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normal" officeooo:rsid="0060f14d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14434bc" style:font-style-asian="normal" style:font-style-complex="normal"/>
    </style:style>
    <style:style style:name="T18" style:family="text">
      <style:text-properties fo:font-style="normal" officeooo:rsid="00deda29" style:font-style-asian="normal" style:font-style-complex="normal"/>
    </style:style>
    <style:style style:name="T19" style:family="text">
      <style:text-properties fo:font-style="normal" officeooo:rsid="015d207d" style:font-style-asian="normal" style:font-style-complex="normal"/>
    </style:style>
    <style:style style:name="T20" style:family="text">
      <style:text-properties officeooo:rsid="0061ef90"/>
    </style:style>
    <style:style style:name="T21" style:family="text">
      <style:text-properties officeooo:rsid="0145064b"/>
    </style:style>
    <style:style style:name="T22" style:family="text">
      <style:text-properties officeooo:rsid="0149e9dd"/>
    </style:style>
    <style:style style:name="T23" style:family="text">
      <style:text-properties officeooo:rsid="014e8c9f"/>
    </style:style>
    <style:style style:name="T24" style:family="text">
      <style:text-properties officeooo:rsid="0060f14d"/>
    </style:style>
    <style:style style:name="T25" style:family="text">
      <style:text-properties officeooo:rsid="01504517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1420e9d" style:font-style-asian="italic" style:font-style-complex="italic"/>
    </style:style>
    <style:style style:name="T28" style:family="text">
      <style:text-properties fo:font-style="italic" officeooo:rsid="0060f14d" style:font-style-asian="italic" style:font-style-complex="italic"/>
    </style:style>
    <style:style style:name="T29" style:family="text">
      <style:text-properties fo:font-style="italic" officeooo:rsid="015436fa" style:font-style-asian="italic" style:font-style-complex="italic"/>
    </style:style>
    <style:style style:name="T30" style:family="text">
      <style:text-properties fo:font-style="italic" style:text-underline-style="none" officeooo:rsid="0060f14d" style:font-style-asian="italic" style:font-style-complex="italic"/>
    </style:style>
    <style:style style:name="T31" style:family="text">
      <style:text-properties fo:font-style="italic" style:text-underline-style="none" officeooo:rsid="01515513" style:font-style-asian="italic" style:font-style-complex="italic"/>
    </style:style>
    <style:style style:name="T32" style:family="text">
      <style:text-properties fo:font-style="italic" style:text-underline-style="none" officeooo:rsid="0159a935" style:font-style-asian="italic" style:font-style-complex="italic"/>
    </style:style>
    <style:style style:name="T33" style:family="text">
      <style:text-properties fo:font-style="italic" style:text-underline-style="none" fo:font-weight="normal" officeooo:rsid="0060f14d" style:font-style-asian="italic" style:font-weight-asian="normal" style:font-style-complex="italic" style:font-weight-complex="normal"/>
    </style:style>
    <style:style style:name="T34" style:family="text">
      <style:text-properties officeooo:rsid="01515513"/>
    </style:style>
    <style:style style:name="T35" style:family="text">
      <style:text-properties fo:color="#000000" fo:font-style="italic" officeooo:rsid="01334131" style:font-style-asian="italic" style:font-style-complex="italic"/>
    </style:style>
    <style:style style:name="T36" style:family="text">
      <style:text-properties style:font-name="ArialUnicodeMS"/>
    </style:style>
    <style:style style:name="T37" style:family="text">
      <style:text-properties style:font-name="ArialUnicodeMS" fo:font-size="8pt" fo:font-style="normal" style:text-underline-style="none" officeooo:rsid="008e49e0" style:font-size-asian="8pt" style:font-style-asian="normal" style:font-style-complex="normal"/>
    </style:style>
    <style:style style:name="T38" style:family="text">
      <style:text-properties style:font-name="ArialUnicodeMS" fo:font-size="8pt" fo:font-style="normal" style:text-underline-style="none" officeooo:rsid="0060f14d" style:font-size-asian="8pt" style:font-style-asian="normal" style:font-style-complex="normal"/>
    </style:style>
    <style:style style:name="T39" style:family="text">
      <style:text-properties style:font-name="ArialUnicodeMS" fo:font-size="8pt" fo:font-style="normal" style:text-underline-style="none" officeooo:rsid="0157ddbe" style:font-size-asian="8pt" style:font-style-asian="normal" style:font-style-complex="normal"/>
    </style:style>
    <style:style style:name="T40" style:family="text">
      <style:text-properties style:font-name="ArialUnicodeMS" fo:font-size="8pt" fo:font-style="normal" style:text-underline-style="none" officeooo:rsid="0159a935" style:font-size-asian="8pt" style:font-style-asian="normal" style:font-style-complex="normal"/>
    </style:style>
    <style:style style:name="T41" style:family="text">
      <style:text-properties style:font-name="ArialUnicodeMS" fo:font-size="8pt" fo:font-style="normal" style:text-underline-style="none" officeooo:rsid="0060f14d" style:font-size-asian="8pt" style:font-style-asian="normal" style:font-size-complex="11pt" style:font-style-complex="normal"/>
    </style:style>
    <style:style style:name="T42" style:family="text">
      <style:text-properties style:font-name="ArialUnicodeMS" fo:font-size="8pt" fo:font-style="normal" style:text-underline-style="none" officeooo:rsid="0159a935" style:font-size-asian="8pt" style:font-style-asian="normal" style:font-size-complex="11pt" style:font-style-complex="normal"/>
    </style:style>
    <style:style style:name="T43" style:family="text">
      <style:text-properties style:font-name="ArialUnicodeMS" fo:font-size="10pt" style:font-size-asian="10pt"/>
    </style:style>
    <style:style style:name="T44" style:family="text">
      <style:text-properties style:font-name="ArialUnicodeMS" fo:font-size="10pt" officeooo:rsid="0157ddbe" style:font-size-asian="10pt"/>
    </style:style>
    <style:style style:name="T45" style:family="text">
      <style:text-properties style:font-name="ArialUnicodeMS" fo:font-size="10pt" style:font-size-asian="10pt" style:font-size-complex="11pt"/>
    </style:style>
    <style:style style:name="T46" style:family="text">
      <style:text-properties style:font-name="ArialUnicodeMS" fo:font-size="10pt" officeooo:rsid="0157ddbe" style:font-size-asian="10pt" style:font-size-complex="11pt"/>
    </style:style>
    <style:style style:name="T47" style:family="text">
      <style:text-properties style:font-name="ArialUnicodeMS" fo:font-size="10pt" fo:font-style="normal" style:text-underline-style="none" style:font-size-asian="10pt" style:font-style-asian="normal" style:font-style-complex="normal"/>
    </style:style>
    <style:style style:name="T48" style:family="text">
      <style:text-properties style:font-name="ArialUnicodeMS" fo:font-size="10pt" fo:font-style="normal" style:text-underline-style="none" officeooo:rsid="0060f14d" style:font-size-asian="10pt" style:font-style-asian="normal" style:font-style-complex="normal"/>
    </style:style>
    <style:style style:name="T49" style:family="text">
      <style:text-properties style:font-name="ArialUnicodeMS" fo:font-size="10pt" fo:font-style="normal" style:text-underline-style="none" officeooo:rsid="0157ddbe" style:font-size-asian="10pt" style:font-style-asian="normal" style:font-style-complex="normal"/>
    </style:style>
    <style:style style:name="T50" style:family="text">
      <style:text-properties style:font-name="ArialUnicodeMS" fo:font-size="10pt" fo:font-style="normal" style:text-underline-style="none" officeooo:rsid="008e49e0" style:font-size-asian="10pt" style:font-style-asian="normal" style:font-style-complex="normal"/>
    </style:style>
    <style:style style:name="T51" style:family="text">
      <style:text-properties style:font-name="ArialUnicodeMS" fo:font-size="10pt" fo:font-style="normal" style:text-underline-style="none" officeooo:rsid="0159a935" style:font-size-asian="10pt" style:font-style-asian="normal" style:font-style-complex="normal"/>
    </style:style>
    <style:style style:name="T52" style:family="text">
      <style:text-properties style:font-name="ArialUnicodeMS" fo:font-size="10pt" fo:font-style="normal" style:text-underline-style="none" officeooo:rsid="0060f14d" style:font-size-asian="10pt" style:font-style-asian="normal" style:font-size-complex="11pt" style:font-style-complex="normal"/>
    </style:style>
    <style:style style:name="T53" style:family="text">
      <style:text-properties style:font-name="ArialUnicodeMS" fo:font-size="10pt" fo:font-style="normal" style:text-underline-style="none" officeooo:rsid="0157ddbe" style:font-size-asian="10pt" style:font-style-asian="normal" style:font-size-complex="11pt" style:font-style-complex="normal"/>
    </style:style>
    <style:style style:name="T54" style:family="text">
      <style:text-properties style:font-name="ArialUnicodeMS" fo:font-style="normal" style:text-underline-style="none" style:font-style-asian="normal" style:font-style-complex="normal"/>
    </style:style>
    <style:style style:name="T55" style:family="text">
      <style:text-properties style:font-name="ArialUnicodeMS" fo:font-style="normal" style:text-underline-style="none" officeooo:rsid="0060f14d" style:font-style-asian="normal" style:font-style-complex="normal"/>
    </style:style>
    <style:style style:name="T56" style:family="text">
      <style:text-properties style:font-name="ArialUnicodeMS" fo:font-style="normal" style:text-underline-style="none" officeooo:rsid="0159a935" style:font-style-asian="normal" style:font-style-complex="normal"/>
    </style:style>
    <style:style style:name="T57" style:family="text">
      <style:text-properties officeooo:rsid="0157ddbe"/>
    </style:style>
    <style:style style:name="T58" style:family="text">
      <style:text-properties fo:font-size="11pt" fo:font-style="normal" style:text-underline-style="none" officeooo:rsid="0060f14d" style:font-size-asian="11pt" style:font-style-asian="normal" style:font-size-complex="11pt" style:font-style-complex="normal"/>
    </style:style>
    <style:style style:name="T59" style:family="text">
      <style:text-properties fo:font-size="11pt" fo:font-style="normal" style:text-underline-style="none" officeooo:rsid="0157ddbe" style:font-size-asian="11pt" style:font-style-asian="normal" style:font-size-complex="11pt" style:font-style-complex="normal"/>
    </style:style>
    <style:style style:name="T60" style:family="text">
      <style:text-properties officeooo:rsid="01420e9d"/>
    </style:style>
    <style:style style:name="T61" style:family="text">
      <style:text-properties officeooo:rsid="0159a935"/>
    </style:style>
    <style:style style:name="T62" style:family="text">
      <style:text-properties fo:font-size="8pt" fo:font-style="normal" style:text-underline-style="none" officeooo:rsid="008e49e0" style:font-size-asian="8pt" style:font-style-asian="normal" style:font-style-complex="normal"/>
    </style:style>
    <style:style style:name="T63" style:family="text">
      <style:text-properties fo:font-size="8pt" fo:font-style="normal" style:text-underline-style="none" officeooo:rsid="0157ddbe" style:font-size-asian="8pt" style:font-style-asian="normal" style:font-style-complex="normal"/>
    </style:style>
    <style:style style:name="T64" style:family="text">
      <style:text-properties fo:font-size="8pt" fo:font-style="normal" style:text-underline-style="none" officeooo:rsid="0060f14d" style:font-size-asian="8pt" style:font-style-asian="normal" style:font-style-complex="normal"/>
    </style:style>
    <style:style style:name="T65" style:family="text">
      <style:text-properties fo:font-size="10pt" fo:font-style="normal" style:text-underline-style="none" style:font-size-asian="10pt" style:font-style-asian="normal" style:font-style-complex="normal"/>
    </style:style>
    <style:style style:name="T66" style:family="text">
      <style:text-properties fo:font-size="10pt" fo:font-style="normal" style:text-underline-style="none" officeooo:rsid="008e49e0" style:font-size-asian="10pt" style:font-style-asian="normal" style:font-style-complex="normal"/>
    </style:style>
    <style:style style:name="T67" style:family="text">
      <style:text-properties fo:font-size="10pt" fo:font-style="normal" style:text-underline-style="none" officeooo:rsid="0060f14d" style:font-size-asian="10pt" style:font-style-asian="normal" style:font-style-complex="normal"/>
    </style:style>
    <style:style style:name="T68" style:family="text">
      <style:text-properties fo:font-size="10pt" fo:font-style="normal" style:text-underline-style="none" officeooo:rsid="0157ddbe" style:font-size-asian="10pt" style:font-style-asian="normal" style:font-style-complex="normal"/>
    </style:style>
    <style:style style:name="T69" style:family="text">
      <style:text-properties fo:font-size="10pt" fo:font-style="normal" style:text-underline-style="none" officeooo:rsid="0060f14d" style:font-size-asian="10pt" style:font-style-asian="normal" style:font-size-complex="11pt" style:font-style-complex="normal"/>
    </style:style>
    <style:style style:name="T70" style:family="text">
      <style:text-properties fo:font-size="10pt" fo:font-style="normal" style:text-underline-style="none" officeooo:rsid="0157ddbe" style:font-size-asian="10pt" style:font-style-asian="normal" style:font-size-complex="11pt" style:font-style-complex="normal"/>
    </style:style>
    <style:style style:name="T71" style:family="text">
      <style:text-properties fo:font-size="10pt" style:font-size-asian="10pt"/>
    </style:style>
    <style:style style:name="T72" style:family="text">
      <style:text-properties fo:font-size="10pt" officeooo:rsid="0157ddbe" style:font-size-asian="10pt" style:font-size-complex="11pt"/>
    </style:style>
    <style:style style:name="T73" style:family="text">
      <style:text-properties fo:font-size="10pt" officeooo:rsid="0157ddbe" style:font-size-asian="10pt"/>
    </style:style>
    <style:style style:name="T74" style:family="text">
      <style:text-properties officeooo:rsid="015436fa"/>
    </style:style>
    <style:style style:name="T75" style:family="text"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text-scale="95%" style:font-relief="none"/>
    </style:style>
    <style:style style:name="T76" style:family="text">
      <style:text-properties fo:color="#4c4c4c" style:text-outline="false" style:text-line-through-style="none" style:text-line-through-type="none" style:font-name="Arial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text-scale="95%" style:font-relief="none"/>
    </style:style>
    <style:style style:name="T77" style:family="text">
      <style:text-properties fo:color="#b3b3b3" style:text-outline="false" style:text-line-through-style="none" style:text-line-through-type="none" style:font-name="Arial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text-scale="95%" style:font-relief="none"/>
    </style:style>
    <style:style style:name="fr1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cm" svg:stroke-color="#4c4c4c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Informationsgesellschaft und Datensicherheit</text:span> <text:span text:style-name="T6">(3.1.1.4)</text:span></text:p>
      <text:p text:style-name="P17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">St<text:span text:style-name="T21">d.</text:span> </text:p>
          </table:table-cell>
          <table:table-cell table:style-name="Tabelle2.A1" office:value-type="string">
            <text:p text:style-name="P42">Bildung<text:span text:style-name="T8">s</text:span>plan, <text:span text:style-name="T8">inhaltsbezogene Kompetenzen</text:span></text:p>
          </table:table-cell>
          <table:table-cell table:style-name="Tabelle2.C1" office:value-type="string">
            <text:p text:style-name="P9">Inhalt / Material </text:p>
          </table:table-cell>
        </table:table-row>
        <table:table-row>
          <table:table-cell table:style-name="Tabelle2.A2" office:value-type="string">
            <text:p text:style-name="P7">1</text:p>
          </table:table-cell>
          <table:table-cell table:style-name="Tabelle2.A2" office:value-type="string">
            <text:p text:style-name="P22">(7) Anwendungsbereiche beschreiben, in denen Verschlüsselung eingesetzt wird</text:p>
          </table:table-cell>
          <table:table-cell table:style-name="Tabelle2.C2" office:value-type="string">
            <text:p text:style-name="P6"><text:span text:style-name="T22">Datensicherheit</text:span> – Wozu?</text:p>
            <text:p text:style-name="P14">01_iud_ab_DatensicherheitWozu.odt</text:p>
            <text:p text:style-name="P18"/>
          </table:table-cell>
        </table:table-row>
        <table:table-row>
          <table:table-cell table:style-name="Tabelle2.A2" office:value-type="string">
            <text:p text:style-name="P10">2</text:p>
          </table:table-cell>
          <table:table-cell table:style-name="Tabelle2.A2" office:value-type="string">
            <text:p text:style-name="P40">(2) <text:span text:style-name="T30">Transpositionsverfahren</text:span><text:span text:style-name="T10"> (z.B. Skytale), </text:span><text:span text:style-name="T30">monoalphabetische Substitution </text:span><text:span text:style-name="T13">und</text:span><text:span text:style-name="T32"> </text:span><text:span text:style-name="T30">polyalphabetische Substitution</text:span><text:span text:style-name="T10"> vergleichen <text:s/></text:span><text:span text:style-name="T11">(s.u.)</text:span></text:p>
          </table:table-cell>
          <table:table-cell table:style-name="Tabelle2.C2" office:value-type="string">
            <text:p text:style-name="P13">Skytale <text:span text:style-name="T20">(als Transpositionsverfahren)</text:span></text:p>
            <text:p text:style-name="P14">02_iud_ab_Skytale.odt</text:p>
            <text:p text:style-name="P14">02_iud_Skytale_Vorlage.pdf</text:p>
          </table:table-cell>
        </table:table-row>
        <table:table-row>
          <table:table-cell table:style-name="Tabelle2.A2" office:value-type="string">
            <text:p text:style-name="P10">3</text:p>
          </table:table-cell>
          <table:table-cell table:style-name="Tabelle2.A2" office:value-type="string">
            <text:p text:style-name="P41">(Wdh aus Klasse 7)</text:p>
          </table:table-cell>
          <table:table-cell table:style-name="Tabelle2.C2" office:value-type="string">
            <text:p text:style-name="P13">Cäsar-Verfahren mit Verbesserungen</text:p>
            <text:p text:style-name="P14">03_iud_ab_Caesar.odt</text:p>
            <text:p text:style-name="P14">04_iud_ab_VerbesserungCaesar.odt</text:p>
          </table:table-cell>
        </table:table-row>
        <table:table-row>
          <table:table-cell table:style-name="Tabelle2.A2" office:value-type="string">
            <text:p text:style-name="P10">4, 5, <text:s/>6</text:p>
          </table:table-cell>
          <table:table-cell table:style-name="Tabelle2.A2" office:value-type="string">
            <text:p text:style-name="P37">(1) <text:span text:style-name="T8">D</text:span><text:span text:style-name="T10">as </text:span><text:span text:style-name="T30">Vigen</text:span><text:span text:style-name="T31">è</text:span><text:span text:style-name="T30">re-Verfahren</text:span><text:span text:style-name="T10"> erklären und durchführen</text:span></text:p>
            <text:p text:style-name="P37">(3) <text:span text:style-name="T8">E</text:span><text:span text:style-name="T10">ine grundlegende Angriffsstrategie auf das </text:span><text:span text:style-name="T30">Vigenère-Verfahren</text:span><text:span text:style-name="T10"> erklären und an einfachen Beispielen durchführen</text:span></text:p>
            <text:p text:style-name="P44"><text:span text:style-name="T10">P</text:span><text:span text:style-name="T9">BK:</text:span></text:p>
            <text:p text:style-name="P36"><text:span text:style-name="T10">2.</text:span><text:span text:style-name="T9">11 (6) Teill</text:span>ösungen zur Lösung des Gesamtproblems nutzen</text:p>
          </table:table-cell>
          <table:table-cell table:style-name="Tabelle2.C2" office:value-type="string">
            <text:p text:style-name="P13">Vigenère-Verfahren</text:p>
            <text:p text:style-name="P14">05_iud_ab_Vigenere.odt</text:p>
            <text:p text:style-name="P14">05_iud_Vigenere_Vorlage.pdf</text:p>
            <text:p text:style-name="P14">06_iud_ab_BrechenTeil2.odt</text:p>
            <text:p text:style-name="P14">07_iud_ab_BrechenTeil1.odt</text:p>
          </table:table-cell>
        </table:table-row>
        <table:table-row>
          <table:table-cell table:style-name="Tabelle2.A2" office:value-type="string">
            <text:p text:style-name="P10">7</text:p>
          </table:table-cell>
          <table:table-cell table:style-name="Tabelle2.A2" office:value-type="string">
            <text:p text:style-name="P37">(4) <text:span text:style-name="T10">das </text:span><text:span text:style-name="T30">One-Time-Pad</text:span><text:span text:style-name="T10">-Verfahren erklären und begründen, dass es sich um ein absolut sicheres Verschlüsselungsverfahren handelt</text:span></text:p>
            <text:p text:style-name="P46"><text:span text:style-name="T10">PBK:</text:span></text:p>
            <text:p text:style-name="P48"><text:span text:style-name="T10">2.14 </text:span><text:span text:style-name="T13">(7) Entscheidungen auf der Grundlage informatischen Sachverstands treffen und diese sachegrecht </text:span>begründen</text:p>
          </table:table-cell>
          <table:table-cell table:style-name="Tabelle2.C2" office:value-type="string">
            <text:p text:style-name="P13">One-Time-Pad-Verfahren</text:p>
            <text:p text:style-name="P14">08_iud_ab_OneTimePad.odt</text:p>
            <text:p text:style-name="P11"/>
          </table:table-cell>
        </table:table-row>
        <table:table-row>
          <table:table-cell table:style-name="Tabelle2.A2" table:number-rows-spanned="2" office:value-type="string">
            <text:p text:style-name="P10">8</text:p>
          </table:table-cell>
          <table:table-cell table:style-name="Tabelle2.A2" office:value-type="string">
            <text:p text:style-name="P40">(2) <text:span text:style-name="T33">Transpositionsverfahren</text:span><text:span text:style-name="T10"> (z.B. Skytale), </text:span><text:span text:style-name="T30">monoalphabetische Substitution</text:span><text:span text:style-name="T10"> </text:span><text:span text:style-name="T13">und </text:span><text:span text:style-name="T30">polyalphabetische Substitution</text:span><text:span text:style-name="T10"> vergleichen <text:s text:c="2"/></text:span><text:span text:style-name="T11">(s.o.)</text:span></text:p>
            <text:p text:style-name="P45"><text:span text:style-name="T10">P</text:span><text:span text:style-name="T9">BK:</text:span></text:p>
            <text:p text:style-name="P37"><text:span text:style-name="T11">2.14 </text:span><text:span text:style-name="T14">(3) </text:span><text:span text:style-name="T11">unterschiedliche L</text:span>ösungsansätze und Vorgehensweisen miteinander vergleichen und bewerten</text:p>
          </table:table-cell>
          <table:table-cell table:style-name="Tabelle2.C2" office:value-type="string">
            <text:p text:style-name="P32"><text:span text:style-name="T27">Vergleich und Zuordnung der kennengelernten Verfahren</text:span></text:p>
            <text:p text:style-name="P14">09_iud_ab_TypenStruktur.odt</text:p>
          </table:table-cell>
        </table:table-row>
        <table:table-row>
          <table:covered-table-cell/>
          <table:table-cell table:style-name="Tabelle2.A2" office:value-type="string">
            <text:p text:style-name="P37">(6) <text:span text:style-name="T10">erläutern, dass die Sicherheit von Verschlüsselungsverfahren nicht von der Geheimhaltung des </text:span><text:span text:style-name="T30">Algorithmus</text:span><text:span text:style-name="T10"> abhängen darf (</text:span><text:span text:style-name="T30">Kerckhoffs'sche</text:span><text:span text:style-name="T31">s</text:span><text:span text:style-name="T30"> Prinzip</text:span><text:span text:style-name="T10">)</text:span></text:p>
            <text:p text:style-name="P45"><text:soft-page-break/><text:span text:style-name="T10">PBK:</text:span></text:p>
            <text:p text:style-name="P24"><text:span text:style-name="T10">2.14 </text:span><text:span text:style-name="T14">(7) Entscheidungen auf der Grundlage informatischen Sachverstands treffen und diese sachegrecht begründen</text:span></text:p>
          </table:table-cell>
          <table:table-cell table:style-name="Tabelle2.C2" office:value-type="string">
            <text:p text:style-name="P6"><text:span text:style-name="T34">Das </text:span>Kerckhoffs'sche Prinzip</text:p>
            <text:p text:style-name="P14">10_iud_ab_Kerckhoffs.odt</text:p>
          </table:table-cell>
        </table:table-row>
        <table:table-row>
          <table:table-cell table:style-name="Tabelle2.A2" table:number-rows-spanned="2" office:value-type="string">
            <text:p text:style-name="P10">9</text:p>
          </table:table-cell>
          <table:table-cell table:style-name="Tabelle2.A2" table:number-rows-spanned="2" office:value-type="string">
            <text:p text:style-name="P37"><text:span text:style-name="T11">(5) </text:span><text:span text:style-name="T10">erläutern, dass moderne </text:span><text:span text:style-name="T30">symmetrische Verschlüsselungsverfahren</text:span><text:span text:style-name="T10"> auf elementaren Verschlüsselungsverfahren basieren und einen Kompromiss zwischen Sicherheit und Praktikabilität sind</text:span></text:p>
            <text:p text:style-name="P45"><text:span text:style-name="T10">P</text:span><text:span text:style-name="T9">BK:</text:span></text:p>
            <text:p text:style-name="P36"><text:span text:style-name="T9">2.14 (5) </text:span><text:span text:style-name="T10">Kenntnisse über den inneren Ablauf informatischer Systeme im Alltag nutzen</text:span></text:p>
            <text:p text:style-name="P36"><text:span text:style-name="T11">(</text:span><text:span text:style-name="T10">7</text:span><text:span text:style-name="T11">)</text:span><text:span text:style-name="T10"> Entscheidungen auf der Grundlage informatischen Sachverstands treffen und diese sachegrecht begründen</text:span></text:p>
          </table:table-cell>
          <table:table-cell table:style-name="Tabelle2.C2" office:value-type="string">
            <text:p text:style-name="P31">AES</text:p>
            <text:p text:style-name="P14">CrypTool 1<text:note text:id="ftn0" text:note-class="footnote"><text:note-citation>1</text:note-citation><text:note-body><text:p text:style-name="P27"><text:span text:style-name="T29">https://www.cryptool.org/de/ </text:span><text:span text:style-name="T74">(Abgerufen am 8.5.18)</text:span></text:p></text:note-body></text:note></text:p>
            <text:p text:style-name="P6"/>
          </table:table-cell>
        </table:table-row>
        <table:table-row>
          <table:covered-table-cell/>
          <table:covered-table-cell/>
          <table:table-cell table:style-name="Tabelle2.C2" office:value-type="string">
            <text:p text:style-name="P34"/>
          </table:table-cell>
        </table:table-row>
        <table:table-row>
          <table:table-cell table:style-name="Tabelle2.A2" office:value-type="string">
            <text:p text:style-name="P8">1<text:span text:style-name="T23">0</text:span></text:p>
          </table:table-cell>
          <table:table-cell table:style-name="Tabelle2.A2" office:value-type="string">
            <text:p text:style-name="P38">(8) <text:span text:style-name="T10">die Verschlüsselung eigener Daten mit Hilfe eines geeigneten Programms durchführen</text:span></text:p>
            <text:p text:style-name="P45"><text:span text:style-name="T10">PBK:</text:span></text:p>
            <text:p text:style-name="P25"><text:span text:style-name="T14">2.14 (5) </text:span><text:span text:style-name="T10">Kenntnisse </text:span>über den inneren Ablauf informatischer Systeme im Alltag nutzen</text:p>
            <text:p text:style-name="P24"><text:span text:style-name="T10">2.</text:span><text:span text:style-name="T14">11 (1) </text:span><text:span text:style-name="T9">mit dem Schulnetz (zum Beispiel Homeverzeichnis, Tauschverzeichnis, mobile Datentr</text:span>äger, <text:span text:style-name="T57">Netzwerkdrucker) zielorientiert arbeiten</text:span></text:p>
          </table:table-cell>
          <table:table-cell table:style-name="Tabelle2.C2" office:value-type="string">
            <text:p text:style-name="P12"><text:span text:style-name="T25">Daten verschlüsseln mit </text:span>VeraCrypt </text:p>
            <text:p text:style-name="P15">11_iud_VeraCrypt_Anleitung.odt</text:p>
          </table:table-cell>
        </table:table-row>
        <table:table-row>
          <table:table-cell table:style-name="Tabelle2.A2" office:value-type="string">
            <text:p text:style-name="P10">1<text:span text:style-name="T23">1,12</text:span></text:p>
          </table:table-cell>
          <table:table-cell table:style-name="Tabelle2.A2" office:value-type="string">
            <text:p text:style-name="P22">(9) eine aktuell eingesetzte Technologie erläutern, mit der <text:span text:style-name="T26">personenbezogene Daten</text:span> gesammelt werden (z.B. Webtracking, Cookies, Geodaten)</text:p>
            <text:p text:style-name="P43">(10) <text:span text:style-name="T24">Möglichkeiten erläutern, um das Sammeln </text:span><text:span text:style-name="T28">personenbezogener Daten</text:span><text:span text:style-name="T24"> einzuschränken (z.B. anonymes Surfen, Rechteverwaltung von Apps, Standortfreigabe)</text:span></text:p>
            <text:p text:style-name="P47"><text:span text:style-name="T24">P</text:span>BK:</text:p>
            <text:p text:style-name="P39"><text:span text:style-name="T14">2.14 (8)</text:span>Auswirkungen von Computersystemen auf Gesellschaft, Berufswelt und persönliches Lebensumfeld aus verschiedenen Perspektiven bewerten</text:p>
            <text:p text:style-name="P26"><text:span text:style-name="T61">2.14 (</text:span>9<text:span text:style-name="T57">) </text:span>im Zusammenhang einer digitalisierten Gesellschaft einen eigenen Standpunkt zu ethischen Fragen <text:span text:style-name="T14">in der Informatik einnehmen und ihn argumentativ vertreten</text:span></text:p>
          </table:table-cell>
          <table:table-cell table:style-name="Tabelle2.C2" office:value-type="string">
            <text:p text:style-name="P5">Internet-Tracking</text:p>
            <text:p text:style-name="P16">klicksafe-Modul „<text:span text:style-name="T26">Datensatz – Datenschatz?</text:span><text:span text:style-name="T26"><text:note text:id="ftn2" text:note-class="footnote"><text:note-citation>2</text:note-citation><text:note-body><text:p text:style-name="P23">https://www.klicksafe.de/fileadmin/media/documents/pdf/klicksafe_Materialien/Lehrer_Allgemein/ks_</text:p><text:p text:style-name="P21"><text:span text:style-name="T35">to_go_Datensatz_-_Datenschatz.pdf </text:span><text:span text:style-name="T17">(</text:span><text:span text:style-name="T18">Abgerufen am </text:span><text:span text:style-name="T19">8.5.18</text:span><text:span text:style-name="T17">)</text:span></text:p></text:note-body></text:note></text:span></text:p>
            <text:p text:style-name="P5"><text:span text:style-name="T26">Internet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2" svg:font-family="'Courier New'" style:font-family-generic="modern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Mangal" svg:font-family="Mangal" style:font-pitch="variable"/>
    <style:font-face style:name="Arial4" svg:font-family="Arial" style:font-family-generic="roman" style:font-pitch="variable"/>
    <style:font-face style:name="ArialUnicodeMS" svg:font-family="ArialUnicodeMS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fill-image draw:name="_33_1989841946_5f_0ef486fb0e_5f_h" draw:display-name="31989841946_0ef486fb0e_h" xlink:href="Pictures/10000000000006400000042B128DDC41.jpg" xlink:type="simple" xlink:show="embed" xlink:actuate="onLoad"/>
    <draw:fill-image draw:name="Bitmap_20_1" draw:display-name="Bitmap 1" xlink:href="Pictures/100002010000040000000046261B6ABA.png" xlink:type="simple" xlink:show="embed" xlink:actuate="onLoad"/>
    <draw:fill-image draw:name="Kopfzeile_25_20b" draw:display-name="Kopfzeile%20b" xlink:href="Pictures/1000000000000E58000000FD2F676840.jpg" xlink:type="simple" xlink:show="embed" xlink:actuate="onLoad"/>
    <draw:fill-image draw:name="Kopfzeile2" xlink:href="Pictures/100002010000047D0000004C78C5FA55.png" xlink:type="simple" xlink:show="embed" xlink:actuate="onLoad"/>
    <draw:fill-image draw:name="Titelleiste_5f_Scratch2_5f_sw_5f_sh" draw:display-name="Titelleiste_Scratch2_sw_sh" xlink:href="Pictures/100000000000040000000046ABFF8121.png" xlink:type="simple" xlink:show="embed" xlink:actuate="onLoad"/>
    <draw:marker draw:name="Arrow" svg:viewBox="0 0 20 30" svg:d="M10 0l-10 30h20z"/>
    <draw:marker draw:name="a10" svg:viewBox="0 0 20 30" svg:d="M10 0l-10 30h20z"/>
    <draw:marker draw:name="a16" svg:viewBox="0 0 20 30" svg:d="M10 0l-10 30h20z"/>
    <draw:marker draw:name="a18" svg:viewBox="0 0 20 30" svg:d="M10 0l-10 30h20z"/>
    <draw:marker draw:name="a2" svg:viewBox="0 0 20 30" svg:d="M10 0l-10 30h20z"/>
    <draw:marker draw:name="a20" svg:viewBox="0 0 20 30" svg:d="M10 0l-10 30h20z"/>
    <draw:marker draw:name="a23" svg:viewBox="0 0 20 30" svg:d="M10 0l-10 30h20z"/>
    <draw:marker draw:name="a8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TG_5f_Standard" style:display-name="ITG_Standard" style:family="paragraph" style:parent-style-name="Standard" style:class="text">
      <style:paragraph-properties fo:margin-left="0.199cm" fo:margin-right="0.199cm" fo:margin-top="0.101cm" fo:margin-bottom="0.199cm" loext:contextual-spacing="false" fo:text-align="justify" style:justify-single-word="false" fo:text-indent="0cm" style:auto-text-indent="false" style:shadow="none"/>
      <style:text-properties style:font-name="Arial1" fo:font-family="Arial" style:font-style-name="Standard" style:font-family-generic="swiss" style:font-pitch="variable" fo:font-size="11pt" fo:background-color="transparent" style:font-size-asian="11pt" style:font-size-complex="11pt"/>
    </style:style>
    <style:style style:name="ITG_5f_Titel" style:display-name="ITG_Titel" style:family="paragraph" style:parent-style-name="Header" style:class="extra" style:master-page-name="">
      <loext:graphic-properties draw:fill="none" draw:fill-color="#cfe7f5"/>
      <style:paragraph-properties fo:margin-left="0.101cm" fo:margin-right="0cm" fo:margin-top="0.199cm" fo:margin-bottom="0.199cm" loext:contextual-spacing="false" fo:text-align="justify" style:justify-single-word="false" fo:text-indent="0.101cm" style:auto-text-indent="false" style:page-number="auto" fo:background-color="transparent" style:shadow="none">
        <style:tab-stops>
          <style:tab-stop style:position="0.503cm" style:type="center"/>
          <style:tab-stop style:position="10.98cm"/>
          <style:tab-stop style:position="16.999cm" style:type="right"/>
        </style:tab-stops>
      </style:paragraph-properties>
      <style:text-properties fo:font-variant="small-caps" fo:color="#333333" style:font-name="Arial2" fo:font-family="Arial" style:font-style-name="Fett" style:font-family-generic="swiss" style:font-pitch="variable" fo:font-size="18pt" fo:letter-spacing="0.053cm" fo:text-shadow="none" fo:font-weight="bold" fo:background-color="transparent" style:font-size-asian="11pt" style:font-size-complex="11pt"/>
    </style:style>
    <style:style style:name="Illustration" style:family="paragraph" style:parent-style-name="Caption" style:class="extra"/>
    <style:style style:name="ITG_5f_Beschriftung" style:display-name="ITG_Beschriftung" style:family="paragraph" style:parent-style-name="ITG_5f_Standard" style:master-page-name="">
      <loext:graphic-properties draw:fill="none" draw:fill-color="#cfe7f5"/>
      <style:paragraph-properties fo:margin-left="0.101cm" fo:margin-right="0.101cm" fo:margin-top="0cm" fo:margin-bottom="0cm" loext:contextual-spacing="false" fo:text-align="start" style:justify-single-word="false" fo:text-indent="0cm" style:auto-text-indent="false" style:page-number="auto" fo:background-color="transparent" style:shadow="none">
        <style:tab-stops>
          <style:tab-stop style:position="0.503cm" style:type="center"/>
          <style:tab-stop style:position="10.98cm"/>
          <style:tab-stop style:position="16.999cm" style:type="right"/>
        </style:tab-stops>
      </style:paragraph-properties>
      <style:text-properties fo:font-variant="normal" fo:text-transform="none" fo:color="#333333" style:font-name="Arial2" fo:font-family="Arial" style:font-style-name="Fett" style:font-family-generic="swiss" style:font-pitch="variable" fo:font-size="9pt" fo:letter-spacing="normal" fo:font-style="italic" fo:text-shadow="none" fo:font-weight="normal" fo:background-color="transparent" style:font-size-asian="11pt" style:font-size-complex="11pt"/>
    </style:style>
    <style:style style:name="Frame_20_contents" style:display-name="Frame contents" style:family="paragraph" style:parent-style-name="Text_20_body" style:class="extra"/>
    <style:style style:name="ITG_5f_Überschrift" style:display-name="ITG_Überschrift" style:family="paragraph" style:parent-style-name="ITG_5f_Standard" style:next-style-name="ITG_5f_Standard" style:auto-update="true" style:master-page-name="">
      <loext:graphic-properties draw:fill="none" draw:fill-color="#cfe7f5"/>
      <style:paragraph-properties fo:margin-top="0.3cm" fo:margin-bottom="0.199cm" loext:contextual-spacing="false" fo:text-align="start" style:justify-single-word="false" style:page-number="auto" fo:background-color="transparent" style:shadow="none">
        <style:tab-stops/>
      </style:paragraph-properties>
      <style:text-properties fo:font-variant="normal" fo:text-transform="none" fo:color="#000000" style:font-name="Arial" fo:font-family="Arial" style:font-family-generic="swiss" style:font-pitch="variable" fo:font-size="14pt" fo:letter-spacing="0.007cm" fo:font-style="normal" fo:text-shadow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ITG_5f_Standard" style:class="extra">
      <style:paragraph-properties text:number-lines="false" text:line-number="0"/>
    </style:style>
    <style:style style:name="ITG_5f_Aufgabe_5f_Überschrift" style:display-name="ITG_Aufgabe_Überschrift" style:family="paragraph" style:parent-style-name="ITG_5f_Standard" style:next-style-name="ITG_5f_Aufgabe_5f_Text" style:master-page-name="">
      <loext:graphic-properties draw:fill="none" draw:fill-color="#cfe7f5"/>
      <style:paragraph-properties fo:margin-left="0.4cm" fo:margin-right="0.499cm" fo:margin-top="0.101cm" fo:margin-bottom="0cm" loext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font-variant="normal" fo:text-transform="none" fo:color="#333333" style:font-name="Arial2" fo:font-family="Arial" style:font-style-name="Fett" style:font-family-generic="swiss" style:font-pitch="variable" fo:font-size="13pt" fo:letter-spacing="normal" fo:font-style="italic" fo:text-shadow="none" fo:font-weight="bold" fo:background-color="transparent" style:font-size-asian="13pt" style:font-style-asian="normal" style:font-size-complex="13pt" style:font-style-complex="normal"/>
    </style:style>
    <style:style style:name="ITG_5f_Aufgabe_5f_Text" style:display-name="ITG_Aufgabe_Text" style:family="paragraph" style:parent-style-name="ITG_5f_Standard" style:list-style-name="Numbering_20_1" style:master-page-name="">
      <loext:graphic-properties draw:fill="none" draw:fill-color="#cfe7f5"/>
      <style:paragraph-properties fo:margin-left="1cm" fo:margin-right="0.499cm" fo:margin-top="0.101cm" fo:margin-bottom="0cm" loext:contextual-spacing="false" fo:text-align="start" style:justify-single-word="false" fo:text-indent="-0.499cm" style:auto-text-indent="false" style:page-number="auto" fo:background-color="transparent" style:shadow="none" text:number-lines="true" text:line-number="1">
        <style:tab-stops/>
      </style:paragraph-properties>
      <style:text-properties fo:font-variant="normal" fo:text-transform="none" style:use-window-font-color="true" style:font-name="Arial2" fo:font-family="Arial" style:font-style-name="Fett" style:font-family-generic="swiss" style:font-pitch="variable" fo:font-size="11pt" fo:letter-spacing="normal" fo:font-style="italic" fo:text-shadow="none" fo:font-weight="normal" fo:background-color="transparent" style:font-size-asian="13pt" style:font-style-asian="normal" style:font-size-complex="13pt" style:font-style-complex="normal"/>
    </style:style>
    <style:style style:name="ITG_5f_Aufzählung" style:display-name="ITG_Aufzählung" style:family="paragraph" style:parent-style-name="ITG_5f_Standard" style:list-style-name="List_20_2" style:master-page-name="">
      <loext:graphic-properties draw:fill="none" draw:fill-color="#cfe7f5"/>
      <style:paragraph-properties fo:margin-left="1cm" fo:margin-right="0.6cm" fo:margin-top="0cm" fo:margin-bottom="0.101cm" loext:contextual-spacing="false" fo:text-indent="-0.499cm" style:auto-text-indent="false" style:page-number="auto" fo:background-color="transparent" style:shadow="none">
        <style:tab-stops/>
      </style:paragraph-properties>
    </style:style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3cm" style:auto-text-indent="false" text:number-lines="false" text:line-number="0">
        <style:tab-stops/>
      </style:paragraph-properties>
      <style:text-properties style:font-name="Arial1" fo:font-family="Arial" style:font-style-name="Standard" style:font-family-generic="swiss" style:font-pitch="variable" fo:font-size="10pt" style:font-size-asian="10pt" style:font-size-complex="10pt"/>
    </style:style>
    <style:style style:name="ITG_5f_Überschrift2" style:display-name="ITG_Überschrift2" style:family="paragraph" style:parent-style-name="ITG_5f_Überschrift" style:auto-update="true" style:list-style-name="" style:master-page-name="">
      <loext:graphic-properties draw:fill="none" draw:fill-color="#cfe7f5"/>
      <style:paragraph-properties fo:margin-top="0.199cm" fo:margin-bottom="0.199cm" loext:contextual-spacing="false" fo:text-align="justify" style:justify-single-word="false" style:page-number="auto" fo:background-color="transparent" style:shadow="none">
        <style:tab-stops/>
      </style:paragraph-properties>
      <style:text-properties fo:font-variant="normal" fo:text-transform="none" fo:color="#333333" style:font-name="Arial2" fo:font-family="Arial" style:font-style-name="Fett" style:font-family-generic="swiss" style:font-pitch="variable" fo:font-size="11pt" fo:letter-spacing="normal" fo:font-style="normal" fo:text-shadow="none" fo:font-weight="bold" fo:background-color="transparent" style:font-size-asian="13pt" style:font-style-asian="normal" style:font-size-complex="13pt" style:font-style-complex="normal"/>
    </style:style>
    <style:style style:name="ITG_5f_Fussnote" style:display-name="ITG_Fussnote" style:family="paragraph" style:parent-style-name="ITG_5f_Standard" style:auto-update="true">
      <style:paragraph-properties fo:margin-left="0.499cm" fo:margin-right="0.199cm" fo:margin-top="0.101cm" fo:margin-bottom="0cm" loext:contextual-spacing="false" fo:text-align="start" style:justify-single-word="false" fo:text-indent="-0.053cm" style:auto-text-indent="false" fo:padding="0cm" fo:border="none" style:shadow="none">
        <style:tab-stops/>
      </style:paragraph-properties>
      <style:text-properties fo:font-size="9pt"/>
    </style:style>
    <style:style style:name="ITG_5f_Tabelle" style:display-name="ITG_Tabelle" style:family="paragraph" style:parent-style-name="ITG_5f_Standard" style:list-style-name="" style:master-page-name="">
      <loext:graphic-properties draw:fill="none" draw:fill-color="#cfe7f5"/>
      <style:paragraph-properties fo:margin-left="0cm" fo:margin-right="0.499cm" fo:margin-top="0.101cm" fo:margin-bottom="0.101cm" loext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font-variant="normal" fo:text-transform="none" style:use-window-font-color="true" style:font-name="Arial2" fo:font-family="Arial" style:font-style-name="Fett" style:font-family-generic="swiss" style:font-pitch="variable" fo:font-size="10pt" fo:font-style="normal" fo:text-shadow="none" fo:font-weight="normal" fo:background-color="transparent" style:font-size-asian="13pt" style:font-style-asian="normal" style:font-size-complex="13pt" style:font-style-complex="normal"/>
    </style:style>
    <style:style style:name="ITG_5f_Abb-Verzeichnis" style:display-name="ITG_Abb-Verzeichnis" style:family="paragraph" style:parent-style-name="ITG_5f_Überschrift" style:auto-update="true" style:list-style-name="" style:master-page-name="">
      <loext:graphic-properties draw:fill="none" draw:fill-color="#cfe7f5"/>
      <style:paragraph-properties fo:margin-left="0cm" fo:margin-right="0.499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fo:font-variant="small-caps" fo:color="#333333" style:font-name="Arial2" fo:font-family="Arial" style:font-style-name="Fett" style:font-family-generic="swiss" style:font-pitch="variable" fo:font-size="10pt" fo:letter-spacing="0.053cm" fo:font-style="italic" fo:text-shadow="none" fo:font-weight="normal" fo:background-color="transparent" style:font-size-asian="13pt" style:font-style-asian="normal" style:font-size-complex="13pt" style:font-style-complex="normal"/>
    </style:style>
    <style:style style:name="ITG_5f_Inhaltsverz" style:display-name="ITG_Inhaltsverz" style:family="paragraph" style:parent-style-name="ITG_5f_Standard" style:list-style-name="" style:master-page-name="">
      <loext:graphic-properties draw:fill="none" draw:fill-color="#cfe7f5"/>
      <style:paragraph-properties fo:margin-left="0.4cm" fo:margin-right="0.6cm" fo:text-indent="0cm" style:auto-text-indent="false" style:page-number="auto" fo:background-color="transparent" style:shadow="none">
        <style:tab-stops>
          <style:tab-stop style:position="16.6cm" style:type="right" style:leader-style="solid" style:leader-text="_"/>
        </style:tab-stops>
      </style:paragraph-properties>
      <style:text-properties style:text-position="0% 100%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TG_5f_Inhaltsverz2" style:display-name="ITG_Inhaltsverz2" style:family="paragraph" style:parent-style-name="ITG_5f_Inhaltsverz" style:list-style-name="" style:master-page-name="">
      <loext:graphic-properties draw:fill="none" draw:fill-color="#cfe7f5"/>
      <style:paragraph-properties fo:margin-left="0.801cm" fo:margin-right="0.6cm" fo:margin-top="0cm" fo:margin-bottom="0.101cm" loext:contextual-spacing="false" fo:text-indent="0cm" style:auto-text-indent="false" style:page-number="auto" fo:background-color="transparent"/>
      <style:text-properties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TG_5f_Links" style:display-name="ITG_Links" style:family="paragraph" style:parent-style-name="ITG_5f_Standard" style:list-style-name="" style:master-page-name="">
      <loext:graphic-properties draw:fill="none" draw:fill-color="#cfe7f5"/>
      <style:paragraph-properties fo:margin-left="0.4cm" fo:margin-right="0cm" fo:margin-top="0.019cm" fo:margin-bottom="0.011cm" loext:contextual-spacing="false" fo:text-align="start" style:justify-single-word="false" fo:text-indent="0.4cm" style:auto-text-indent="false" style:page-number="auto" fo:background-color="transparent" style:shadow="none">
        <style:tab-stops>
          <style:tab-stop style:position="16.602cm" style:type="right" style:leader-style="dotted" style:leader-text="."/>
        </style:tab-stops>
      </style:paragraph-properties>
      <style:text-properties fo:font-variant="small-caps" fo:color="#333333" style:font-name="Arial2" fo:font-family="Arial" style:font-style-name="Fett" style:font-family-generic="swiss" style:font-pitch="variable" fo:font-size="10pt" fo:letter-spacing="0.053cm" fo:font-style="italic" fo:text-shadow="none" fo:font-weight="normal" fo:background-color="transparent" style:font-size-asian="13pt" style:font-style-asian="normal" style:font-size-complex="13pt" style:font-style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ITG_5f_Standard" style:class="extra" style:master-page-name="">
      <loext:graphic-properties draw:fill="none" draw:fill-color="#cfe7f5"/>
      <style:paragraph-properties fo:margin-left="0cm" fo:margin-right="0cm" fo:text-indent="0cm" style:auto-text-indent="false" style:page-number="auto" fo:background-color="transparent" style:shadow="none">
        <style:tab-stops/>
      </style:paragraph-properties>
    </style:style>
    <style:style style:name="ITG_5f_Aufzählung_5f_nummeriert" style:display-name="ITG_Aufzählung_nummeriert" style:family="paragraph" style:parent-style-name="ITG_5f_Aufzählung" style:list-style-name="Numbering_20_1" style:master-page-name="">
      <loext:graphic-properties draw:fill="none" draw:fill-color="#cfe7f5"/>
      <style:paragraph-properties fo:margin-left="1cm" fo:margin-right="0.6cm" fo:text-indent="-0.6cm" style:auto-text-indent="false" style:page-number="auto" fo:background-color="transparent" style:shadow="non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Textkörper-Einzug_20_3" style:display-name="Textkörper-Einzug 3" style:family="paragraph" style:parent-style-name="Standard">
      <style:paragraph-properties fo:margin-left="3cm" fo:margin-right="0cm" fo:hyphenation-ladder-count="no-limit" fo:text-indent="-3cm" style:auto-text-indent="false">
        <style:tab-stops>
          <style:tab-stop style:position="-1cm"/>
          <style:tab-stop style:position="0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extkörper-Einzug_20_2" style:display-name="Textkörper-Einzug 2" style:family="paragraph" style:parent-style-name="Standard">
      <style:paragraph-properties fo:margin-left="2cm" fo:margin-right="0cm" fo:hyphenation-ladder-count="no-limit" fo:text-indent="-2cm" style:auto-text-indent="false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Überschrift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Überschrift2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ßlinie" style:family="paragraph" style:parent-style-name="Standard">
      <style:text-properties fo:font-size="12pt" style:font-size-asian="12pt" style:font-size-complex="12pt"/>
    </style:style>
    <style:style style:name="Präsentation_25_20für_25_20Unterricht_7e_LT_7e_Gliederung_20_1" style:display-name="Präsentation%20für%20Unterricht~LT~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333333" style:text-outline="false" style:text-line-through-style="none" style:text-line-through-type="none" style:font-name="Albany" fo:font-family="Albany" style:font-family-generic="swiss" style:font-pitch="variable" fo:font-size="32pt" fo:font-style="normal" fo:text-shadow="none" style:text-underline-style="none" fo:font-weight="normal" style:font-name-asian="Albany" style:font-family-asian="Albany" style:font-family-generic-asian="swiss" style:font-pitch-asian="variable" style:font-size-asian="32pt" style:font-style-asian="normal" style:font-weight-asian="normal" style:font-name-complex="Albany" style:font-family-complex="Albany" style:font-family-generic-complex="swiss" style:font-pitch-complex="variable" style:font-size-complex="32pt" style:font-style-complex="normal" style:font-weight-complex="normal"/>
    </style:style>
    <style:style style:name="Präsentation_25_20für_25_20Unterricht_7e_LT_7e_Gliederung_20_2" style:display-name="Präsentation%20für%20Unterricht~LT~Gliederung 2" style:family="paragraph" style:parent-style-name="Präsentation_25_20für_25_20Unterricht_7e_LT_7e_Gliederung_20_1">
      <style:paragraph-properties fo:margin-left="0cm" fo:margin-right="0cm" fo:text-indent="-1.199cm" style:auto-text-indent="false">
        <style:tab-stops/>
      </style:paragraph-properties>
      <style:text-properties fo:font-size="28pt" style:font-size-asian="28pt" style:font-size-complex="28pt"/>
    </style:style>
    <style:style style:name="Präsentation_25_20für_25_20Unterricht_7e_LT_7e_Gliederung_20_3" style:display-name="Präsentation%20für%20Unterricht~LT~Gliederung 3" style:family="paragraph" style:parent-style-name="Präsentation_25_20für_25_20Unterricht_7e_LT_7e_Gliederung_20_2">
      <style:text-properties fo:font-size="26pt" style:font-size-asian="26pt" style:font-size-complex="26pt"/>
    </style:style>
    <style:style style:name="Präsentation_25_20für_25_20Unterricht_7e_LT_7e_Gliederung_20_4" style:display-name="Präsentation%20für%20Unterricht~LT~Gliederung 4" style:family="paragraph" style:parent-style-name="Präsentation_25_20für_25_20Unterricht_7e_LT_7e_Gliederung_20_3">
      <style:text-properties fo:font-size="24pt" style:font-size-asian="24pt" style:font-size-complex="24pt"/>
    </style:style>
    <style:style style:name="Präsentation_25_20für_25_20Unterricht_7e_LT_7e_Gliederung_20_5" style:display-name="Präsentation%20für%20Unterricht~LT~Gliederung 5" style:family="paragraph" style:parent-style-name="Präsentation_25_20für_25_20Unterricht_7e_LT_7e_Gliederung_20_4">
      <style:text-properties fo:font-size="22pt" style:font-size-asian="22pt" style:font-size-complex="22pt"/>
    </style:style>
    <style:style style:name="Präsentation_25_20für_25_20Unterricht_7e_LT_7e_Gliederung_20_6" style:display-name="Präsentation%20für%20Unterricht~LT~Gliederung 6" style:family="paragraph" style:parent-style-name="Präsentation_25_20für_25_20Unterricht_7e_LT_7e_Gliederung_20_5"/>
    <style:style style:name="Präsentation_25_20für_25_20Unterricht_7e_LT_7e_Gliederung_20_7" style:display-name="Präsentation%20für%20Unterricht~LT~Gliederung 7" style:family="paragraph" style:parent-style-name="Präsentation_25_20für_25_20Unterricht_7e_LT_7e_Gliederung_20_6"/>
    <style:style style:name="Präsentation_25_20für_25_20Unterricht_7e_LT_7e_Gliederung_20_8" style:display-name="Präsentation%20für%20Unterricht~LT~Gliederung 8" style:family="paragraph" style:parent-style-name="Präsentation_25_20für_25_20Unterricht_7e_LT_7e_Gliederung_20_7"/>
    <style:style style:name="Präsentation_25_20für_25_20Unterricht_7e_LT_7e_Gliederung_20_9" style:display-name="Präsentation%20für%20Unterricht~LT~Gliederung 9" style:family="paragraph" style:parent-style-name="Präsentation_25_20für_25_20Unterricht_7e_LT_7e_Gliederung_20_8"/>
    <style:style style:name="Präsentation_25_20für_25_20Unterricht_7e_LT_7e_Titel" style:display-name="Präsentation%20für%20Unterricht~LT~Titel" style:family="paragraph">
      <style:paragraph-properties fo:text-align="center" style:justify-single-word="false" style:text-autospace="none"/>
      <style:text-properties fo:color="#99284c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Präsentation_25_20für_25_20Unterricht_7e_LT_7e_Untertitel" style:display-name="Präsentation%20für%20Unterrich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99284c" style:text-outline="false" style:text-line-through-style="none" style:text-line-through-type="none" style:font-name="Albany" fo:font-family="Albany" style:font-family-generic="swiss" style:font-pitch="variable" fo:font-size="32pt" fo:font-style="normal" fo:text-shadow="none" style:text-underline-style="none" fo:font-weight="normal" style:font-name-asian="Albany" style:font-family-asian="Albany" style:font-family-generic-asian="swiss" style:font-pitch-asian="variable" style:font-size-asian="32pt" style:font-style-asian="normal" style:font-weight-asian="normal" style:font-name-complex="Albany" style:font-family-complex="Albany" style:font-family-generic-complex="swiss" style:font-pitch-complex="variable" style:font-size-complex="32pt" style:font-style-complex="normal" style:font-weight-complex="normal"/>
    </style:style>
    <style:style style:name="Präsentation_25_20für_25_20Unterricht_7e_LT_7e_Notizen" style:display-name="Präsentation%20für%20Unterricht~LT~Notizen" style:family="paragraph">
      <style:paragraph-properties style:text-autospace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horndale" style:font-family-asian="Thorndale" style:font-family-generic-asian="roman" style:font-pitch-asian="variable" style:font-size-asian="24pt" style:font-style-asian="normal" style:font-weight-asian="normal" style:font-name-complex="Thorndale" style:font-family-complex="Thorndale" style:font-family-generic-complex="roman" style:font-pitch-complex="variable" style:font-size-complex="24pt" style:font-style-complex="normal" style:font-weight-complex="normal"/>
    </style:style>
    <style:style style:name="Präsentation_25_20für_25_20Unterricht_7e_LT_7e_Hintergrundobjekte" style:display-name="Präsentation%20für%20Unterricht~LT~Hintergrundobjekte" style:family="paragraph">
      <style:paragraph-properties style:text-autospace="none"/>
      <style:text-properties style:font-name="Thorndale" fo:font-family="Thorndale" style:font-family-generic="roman" style:font-pitch="variable" style:font-name-asian="Thorndale" style:font-family-asian="Thorndale" style:font-family-generic-asian="roman" style:font-pitch-asian="variable" style:font-name-complex="Thorndale" style:font-family-complex="Thorndale" style:font-family-generic-complex="roman" style:font-pitch-complex="variable"/>
    </style:style>
    <style:style style:name="Präsentation_25_20für_25_20Unterricht_7e_LT_7e_Hintergrund" style:display-name="Präsentation%20für%20Unterricht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fo:color="#99284c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Hintergrundobjekte" style:family="paragraph">
      <style:paragraph-properties style:text-autospace="none"/>
      <style:text-properties style:font-name="Thorndale" fo:font-family="Thorndale" style:font-family-generic="roman" style:font-pitch="variable" style:font-name-asian="Thorndale" style:font-family-asian="Thorndale" style:font-family-generic-asian="roman" style:font-pitch-asian="variable" style:font-name-complex="Thorndale" style:font-family-complex="Thorndale" style:font-family-generic-complex="roman" style:font-pitch-complex="variable"/>
    </style:style>
    <style:style style:name="Hintergrund" style:family="paragraph">
      <style:paragraph-properties style:text-autospace="none"/>
    </style:style>
    <style:style style:name="Notizen" style:family="paragraph">
      <style:paragraph-properties style:text-autospace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horndale" style:font-family-asian="Thorndale" style:font-family-generic-asian="roman" style:font-pitch-asian="variable" style:font-size-asian="24pt" style:font-style-asian="normal" style:font-weight-asian="normal" style:font-name-complex="Thorndale" style:font-family-complex="Thorndale" style:font-family-generic-complex="roman" style:font-pitch-complex="variable" style:font-size-complex="24pt" style:font-style-complex="normal" style:font-weight-complex="normal"/>
    </style:style>
    <style:style style:name="Gliederung_20_1" style:display-name="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333333" style:text-outline="false" style:text-line-through-style="none" style:text-line-through-type="none" style:font-name="Albany" fo:font-family="Albany" style:font-family-generic="swiss" style:font-pitch="variable" fo:font-size="32pt" fo:font-style="normal" fo:text-shadow="none" style:text-underline-style="none" fo:font-weight="normal" style:font-name-asian="Albany" style:font-family-asian="Albany" style:font-family-generic-asian="swiss" style:font-pitch-asian="variable" style:font-size-asian="32pt" style:font-style-asian="normal" style:font-weight-asian="normal" style:font-name-complex="Albany" style:font-family-complex="Albany" style:font-family-generic-complex="swiss" style:font-pitch-complex="variable" style:font-size-complex="32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0cm" fo:margin-right="0cm" fo:text-indent="-1.199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text-properties fo:font-size="26pt" style:font-size-asian="26pt" style:font-size-complex="26pt"/>
    </style:style>
    <style:style style:name="Gliederung_20_4" style:display-name="Gliederung 4" style:family="paragraph" style:parent-style-name="Gliederung_20_3">
      <style:text-properties fo:font-size="24pt" style:font-size-asian="24pt" style:font-size-complex="24pt"/>
    </style:style>
    <style:style style:name="Gliederung_20_5" style:display-name="Gliederung 5" style:family="paragraph" style:parent-style-name="Gliederung_20_4">
      <style:text-properties fo:font-size="22pt" style:font-size-asian="22pt" style:font-size-complex="22pt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Säule" style:family="paragraph">
      <style:paragraph-properties style:text-autospac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-Titel1" style:family="paragraph">
      <style:paragraph-properties fo:text-align="center" style:justify-single-word="false" style:text-autospace="none"/>
      <style:text-properties fo:color="#99284c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ITG_5f_Quelltext" style:display-name="ITG_Quelltext" style:family="paragraph" style:parent-style-name="ITG_5f_Standard">
      <style:paragraph-properties fo:margin-left="0.499cm" fo:margin-right="0.499cm" fo:margin-top="0cm" fo:margin-bottom="0cm" loext:contextual-spacing="false" fo:text-align="start" style:justify-single-word="false" fo:text-indent="0cm" style:auto-text-indent="false"/>
      <style:text-properties style:font-name="Courier New" fo:font-family="'Courier New'" style:font-family-generic="modern" style:font-pitch="fixed"/>
    </style:style>
    <style:style style:name="WW-Titel12" style:family="paragraph">
      <style:paragraph-properties fo:text-align="center" style:justify-single-word="false" style:text-autospace="none"/>
      <style:text-properties fo:color="#99284c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WW-Titel123" style:family="paragraph">
      <style:paragraph-properties fo:text-align="center" style:justify-single-word="false" style:text-autospace="none"/>
      <style:text-properties fo:color="#99284c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WW-Titel1234" style:family="paragraph">
      <style:paragraph-properties fo:text-align="center" style:justify-single-word="false" style:text-autospace="none"/>
      <style:text-properties fo:color="#99284c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ffffd1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el12345" style:family="paragraph">
      <style:paragraph-properties fo:text-align="start" style:justify-single-word="false" style:text-autospace="none"/>
      <style:text-properties fo:color="#ffffd1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text-indent="0cm" style:auto-text-indent="false" style:text-autospace="none"/>
    </style:style>
    <style:style style:name="Address" style:family="paragraph">
      <style:paragraph-properties style:text-autospace="none"/>
      <style:text-properties fo:font-style="italic" style:font-style-asian="italic" style:font-style-complex="italic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Strong" style:family="paragraph">
      <style:paragraph-properties style:text-autospace="none"/>
      <style:text-properties fo:font-weight="bold" style:font-weight-asian="bold" style:font-weight-complex="bold"/>
    </style:style>
    <style:style style:name="Typewriter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fo:color="#00008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WW-Titel123456" style:family="paragraph">
      <style:paragraph-properties fo:text-align="start" style:justify-single-word="false" style:text-autospace="none"/>
      <style:text-properties fo:color="#ffffd1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WW-Titel1234567" style:family="paragraph">
      <style:paragraph-properties fo:text-align="start" style:justify-single-word="false" style:text-autospace="none"/>
      <style:text-properties fo:color="#ffffd1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WW-Titel12345678" style:family="paragraph">
      <style:paragraph-properties fo:text-align="start" style:justify-single-word="false" style:text-autospace="none"/>
      <style:text-properties fo:color="#ffffd1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ZPG_5f_Standard" style:display-name="ZPG_Standard" style:family="paragraph" style:parent-style-name="Standard" style:class="text">
      <style:paragraph-properties fo:margin-left="0.199cm" fo:margin-right="0.199cm" fo:margin-top="0.101cm" fo:margin-bottom="0.199cm" loext:contextual-spacing="false" fo:text-align="justify" style:justify-single-word="false" fo:text-indent="0cm" style:auto-text-indent="false" style:shadow="none"/>
      <style:text-properties style:font-name="Arial1" fo:font-family="Arial" style:font-style-name="Standard" style:font-family-generic="swiss" style:font-pitch="variable" fo:font-size="11pt" fo:background-color="transparent" style:font-size-asian="11pt" style:font-size-complex="11pt"/>
    </style:style>
    <style:style style:name="ZPG_5f_Tabelle" style:display-name="ZPG_Tabelle" style:family="paragraph" style:parent-style-name="ZPG_5f_Standard" style:list-style-name="" style:master-page-name="">
      <loext:graphic-properties draw:fill="none" draw:fill-color="#99ccff"/>
      <style:paragraph-properties fo:margin-left="0cm" fo:margin-right="0.499cm" fo:margin-top="0.101cm" fo:margin-bottom="0.101cm" loext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font-variant="normal" fo:text-transform="none" style:use-window-font-color="true" style:font-name="Arial2" fo:font-family="Arial" style:font-style-name="Fett" style:font-family-generic="swiss" style:font-pitch="variable" fo:font-size="10pt" fo:font-style="normal" fo:text-shadow="none" fo:font-weight="normal" fo:background-color="transparent" style:font-size-asian="13pt" style:font-style-asian="normal" style:font-size-complex="13pt" style:font-style-complex="normal"/>
    </style:style>
    <style:style style:name="Numbering_20_Symbols" style:display-name="Numbering Symbols" style:family="text"/>
    <style:style style:name="Absatz-Standardschriftart" style:family="text"/>
    <style:style style:name="Internet_20_link" style:display-name="Internet link" style:family="text" style:parent-style-name="Absatz-Standardschriftart">
      <style:text-properties fo:color="#4c1900" fo:font-style="italic" style:text-underline-style="none" fo:background-color="transparent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2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2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2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2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2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2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2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4cm" fo:margin-right="0.4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0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.0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.6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2.0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2.6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3.0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3.6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4.0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4.6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0.101cm" fo:margin-left="0.3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199cm" fo:margin-left="0.6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499cm" fo:margin-left="0.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799cm" fo:margin-left="1.1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099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399cm" fo:margin-left="1.7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7cm" fo:margin-left="2.101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2cm" fo:margin-left="2.4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2.3cm" fo:margin-left="2.701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2.6cm" fo:margin-left="3cm"/>
        </style:list-level-properties>
        <style:text-properties style:font-name="StarSymbol"/>
      </text:list-level-style-bullet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TG_5f_Titel">
      <style:text-properties fo:color="#000000" officeooo:rsid="00a9679e" officeooo:paragraph-rsid="00a9679e"/>
    </style:style>
    <style:style style:name="MP2" style:family="paragraph" style:parent-style-name="Header">
      <style:paragraph-properties fo:margin-left="0.101cm" fo:margin-right="0cm" fo:margin-top="0cm" fo:margin-bottom="0cm" loext:contextual-spacing="false" fo:text-indent="0.101cm" style:auto-text-indent="false" style:shadow="none">
        <style:tab-stops>
          <style:tab-stop style:position="0.503cm" style:type="center"/>
          <style:tab-stop style:position="10.98cm"/>
          <style:tab-stop style:position="16.999cm" style:type="right"/>
        </style:tab-stops>
      </style:paragraph-properties>
      <style:text-properties style:font-name="Tahoma" fo:font-size="2pt" fo:font-weight="normal" style:font-size-asian="2pt" style:font-weight-asian="normal" style:font-size-complex="2pt" style:font-weight-complex="normal"/>
    </style:style>
    <style:style style:name="MP3" style:family="paragraph" style:parent-style-name="Footer">
      <loext:graphic-properties draw:fill="solid" draw:fill-color="#e6e6e6" draw:opacity="100%"/>
      <style:paragraph-properties fo:background-color="#e6e6e6" fo:padding="0.101cm" fo:border="0.06pt solid #000000" style:shadow="none">
        <style:tab-stops>
          <style:tab-stop style:position="1.799cm"/>
          <style:tab-stop style:position="8.493cm" style:type="center"/>
          <style:tab-stop style:position="17cm" style:type="right"/>
        </style:tab-stops>
      </style:paragraph-properties>
      <style:text-properties officeooo:paragraph-rsid="00f575ed"/>
    </style:style>
    <style:style style:name="MP4" style:family="paragraph">
      <style:paragraph-properties fo:margin-left="0cm" fo:margin-right="0cm" fo:margin-top="0cm" fo:margin-bottom="0cm" fo:line-height="100%" fo:text-align="center" fo:text-indent="0cm"/>
    </style:style>
    <style:style style:name="M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text-scale="95%" style:font-relief="none"/>
    </style:style>
    <style:style style:name="MT1" style:family="text"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text-scale="95%" style:font-relief="none"/>
    </style:style>
    <style:style style:name="MT2" style:family="text">
      <style:text-properties fo:color="#4c4c4c" style:text-outline="false" style:text-line-through-style="none" style:text-line-through-type="none" style:font-name="Arial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text-scale="95%" style:font-relief="none"/>
    </style:style>
    <style:style style:name="MT3" style:family="text">
      <style:text-properties fo:color="#b3b3b3" style:text-outline="false" style:text-line-through-style="none" style:text-line-through-type="none" style:font-name="Arial4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text-scale="95%" style:font-relief="none"/>
    </style:style>
    <style:style style:name="MT4" style:family="text">
      <style:text-properties fo:color="#4c4c4c" style:font-name="Arial" fo:font-size="9pt" style:font-size-asian="9pt" style:font-size-complex="9pt"/>
    </style:style>
    <style:style style:name="MT5" style:family="text">
      <style:text-properties fo:color="#4c4c4c" style:font-name="Arial" fo:font-size="9pt" officeooo:rsid="01406fd3" style:font-size-asian="9pt" style:font-size-complex="9pt"/>
    </style:style>
    <style:style style:name="MT6" style:family="text">
      <style:text-properties fo:color="#4c4c4c" style:font-name="Arial" fo:font-size="9pt" officeooo:rsid="00f575ed" style:font-size-asian="9pt" style:font-size-complex="9pt"/>
    </style:style>
    <style:style style:name="MT7" style:family="text">
      <style:text-properties fo:color="#4c4c4c" style:font-name="Arial" fo:font-size="9pt" officeooo:rsid="01363582" style:font-size-asian="9pt" style:font-size-complex="9pt"/>
    </style:style>
    <style:style style:name="MT8" style:family="text">
      <style:text-properties style:font-name="Arial" fo:font-size="9pt" style:font-size-asian="9pt" style:font-size-complex="9pt"/>
    </style:style>
    <style:style style:name="Mfr1" style:family="graphic" style:parent-style-name="Graphics">
      <style:graphic-properties fo:margin-left="0.1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svg:stroke-width="0cm" svg:stroke-color="#4c4c4c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.051cm" fo:margin-left="2cm" fo:margin-right="2cm" fo:border="0.06pt solid #000000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101cm" fo:border="none" fo:padding="0cm" style:shadow="none" style:dynamic-spacing="false" draw:fill="bitmap" draw:fill-image-name="Kopfzeile_25_20b" style:repeat="stretch" draw:fill-image-ref-point="top-left">
          <style:background-image xlink:href="Pictures/1000000000000E58000000FD2F676840.jpg" xlink:type="simple" xlink:actuate="onLoad" style:repeat="stretch"/>
        </style:header-footer-properties>
      </style:header-style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toffverteilungsplan</text:p>
        <text:p text:style-name="MP2"/>
      </style:header>
      <style:footer>
        <text:p text:style-name="MP3"><draw:a xlink:type="simple" xlink:href="http://creativecommons.org/licenses/by-nc-sa/3.0/"><draw:frame draw:style-name="Mfr1" draw:name="Grafik11" text:anchor-type="paragraph" svg:x="0.148cm" svg:y="0.088cm" svg:width="1.503cm" svg:height="0.501cm" draw:z-index="1"><draw:image xlink:href="Pictures/10000201000000580000001F5DE9F6E5.png" xlink:type="simple" xlink:show="embed" xlink:actuate="onLoad"/></draw:frame></draw:a><draw:rect text:anchor-type="paragraph" draw:z-index="3" draw:style-name="Mgr1" draw:text-style-name="MP5" svg:width="3.126cm" svg:height="0.5cm" svg:x="13.75cm" svg:y="0.074cm"><text:p text:style-name="MP4"><text:span text:style-name="MT1"><text:s text:c="2"/></text:span><text:span text:style-name="MT2">ZPG </text:span><text:span text:style-name="MT3">IMP <text:s/></text:span></text:p></draw:rect><text:span text:style-name="MT4"><text:tab/></text:span><text:span text:style-name="MT5">Miriam Klein</text:span><text:span text:style-name="MT4"> </text:span><text:span text:style-name="MT6">(</text:span><text:span text:style-name="MT7">März</text:span><text:span text:style-name="MT6"> </text:span><text:span text:style-name="MT4">201</text:span><text:span text:style-name="MT7">8</text:span><text:span text:style-name="MT4">)</text:span><text:tab/><text:span text:style-name="MT8"><text:page-number text:select-page="current">2</text:page-number></text:span><text:span text:style-name="MT8"> / </text:span><text:span text:style-name="MT8"><text:page-count>2</text:page-count></text:span><text:tab/></text:p>
      </style:footer>
    </style:master-page>
    <style:master-page style:name="HTML" style:page-layout-name="Mpm2"/>
    <style:master-page style:name="Footnote" style:page-layout-name="Mpm3">
      <style:footer>
        <text:p text:style-name="Footer"/>
      </style:footer>
    </style:master-page>
    <style:master-page style:name="Endnote" style:page-layout-name="Mpm4"/>
    <style:master-page style:name="First_20_Page" style:display-name="First Page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creation-date>2018-04-08T22:24:09.273000000</meta:creation-date>
    <meta:editing-cycles>14</meta:editing-cycles>
    <meta:editing-duration>PT23H27M7S</meta:editing-duration>
    <dc:date>2018-05-10T14:50:40.923000000</dc:date>
    <meta:document-statistic meta:table-count="1" meta:image-count="1" meta:object-count="0" meta:page-count="2" meta:paragraph-count="73" meta:word-count="365" meta:character-count="3524" meta:non-whitespace-character-count="3221"/>
    <meta:user-defined meta:name="Info 1"/>
    <meta:user-defined meta:name="Info 2"/>
    <meta:user-defined meta:name="Info 3"/>
    <meta:user-defined meta:name="Info 4"/>
  </office:meta>
</office:document-meta>
</file>